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ourier 10 Pitch" fo:language="fr" fo:country="FR" officeooo:rsid="000fb680" officeooo:paragraph-rsid="000fb680"/>
    </style:style>
    <style:style style:name="P2" style:family="paragraph" style:parent-style-name="Text_20_body">
      <style:paragraph-properties fo:text-align="justify" style:justify-single-word="false"/>
      <style:text-properties style:font-name="Courier 10 Pitch" fo:language="fr" fo:country="FR" officeooo:rsid="001f633a" officeooo:paragraph-rsid="00139b0a"/>
    </style:style>
    <style:style style:name="P3" style:family="paragraph" style:parent-style-name="Text_20_body">
      <style:paragraph-properties fo:text-align="justify" style:justify-single-word="false"/>
      <style:text-properties style:font-name="Courier 10 Pitch" fo:language="fr" fo:country="FR" officeooo:rsid="00328318" officeooo:paragraph-rsid="002ae4e6"/>
    </style:style>
    <style:style style:name="P4" style:family="paragraph" style:parent-style-name="Text_20_body">
      <style:paragraph-properties fo:text-align="justify" style:justify-single-word="false"/>
      <style:text-properties style:font-name="Courier 10 Pitch" fo:language="fr" fo:country="FR" officeooo:rsid="00328318" officeooo:paragraph-rsid="004d54df"/>
    </style:style>
    <style:style style:name="P5" style:family="paragraph" style:parent-style-name="Text_20_body">
      <style:paragraph-properties fo:text-align="justify" style:justify-single-word="false"/>
      <style:text-properties style:font-name="Courier 10 Pitch" fo:language="fr" fo:country="FR" officeooo:rsid="00328318" officeooo:paragraph-rsid="00520642"/>
    </style:style>
    <style:style style:name="P6" style:family="paragraph" style:parent-style-name="Text_20_body">
      <style:paragraph-properties fo:text-align="justify" style:justify-single-word="false"/>
      <style:text-properties style:font-name="Courier 10 Pitch" fo:language="fr" fo:country="FR" officeooo:rsid="00328318" officeooo:paragraph-rsid="006d3659"/>
    </style:style>
    <style:style style:name="P7" style:family="paragraph" style:parent-style-name="Text_20_body">
      <style:paragraph-properties fo:text-align="justify" style:justify-single-word="false"/>
      <style:text-properties style:font-name="Courier 10 Pitch" fo:language="fr" fo:country="FR" officeooo:paragraph-rsid="000f704f"/>
    </style:style>
    <style:style style:name="P8" style:family="paragraph" style:parent-style-name="Text_20_body">
      <style:paragraph-properties fo:text-align="justify" style:justify-single-word="false"/>
      <style:text-properties style:font-name="Courier 10 Pitch" fo:language="fr" fo:country="FR" officeooo:rsid="013293fd" officeooo:paragraph-rsid="013293fd"/>
    </style:style>
    <style:style style:name="P9" style:family="paragraph" style:parent-style-name="Text_20_body">
      <style:paragraph-properties fo:text-align="justify" style:justify-single-word="false"/>
      <style:text-properties fo:language="fr" fo:country="FR" officeooo:paragraph-rsid="00139b0a"/>
    </style:style>
    <style:style style:name="P10" style:family="paragraph" style:parent-style-name="Text_20_body">
      <style:paragraph-properties fo:text-align="justify" style:justify-single-word="false"/>
      <style:text-properties fo:language="fr" fo:country="FR" officeooo:paragraph-rsid="002ae4e6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paragraph-rsid="00385711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paragraph-rsid="004d54df"/>
    </style:style>
    <style:style style:name="P13" style:family="paragraph" style:parent-style-name="Text_20_body">
      <style:paragraph-properties fo:text-align="justify" style:justify-single-word="false"/>
      <style:text-properties fo:language="fr" fo:country="FR" officeooo:paragraph-rsid="00520642"/>
    </style:style>
    <style:style style:name="P14" style:family="paragraph" style:parent-style-name="Text_20_body">
      <style:paragraph-properties fo:text-align="justify" style:justify-single-word="false"/>
      <style:text-properties fo:language="fr" fo:country="FR" officeooo:paragraph-rsid="005ac462"/>
    </style:style>
    <style:style style:name="P15" style:family="paragraph" style:parent-style-name="Text_20_body" style:list-style-name="L2">
      <style:paragraph-properties fo:text-align="justify" style:justify-single-word="false"/>
      <style:text-properties fo:language="fr" fo:country="FR" officeooo:paragraph-rsid="005ac462"/>
    </style:style>
    <style:style style:name="P16" style:family="paragraph" style:parent-style-name="Text_20_body">
      <style:paragraph-properties fo:text-align="justify" style:justify-single-word="false"/>
      <style:text-properties fo:language="fr" fo:country="FR" officeooo:paragraph-rsid="00707d92"/>
    </style:style>
    <style:style style:name="P17" style:family="paragraph" style:parent-style-name="Text_20_body" style:list-style-name="L1">
      <style:paragraph-properties fo:text-align="justify" style:justify-single-word="false"/>
      <style:text-properties fo:language="fr" fo:country="FR" officeooo:rsid="003f6169" officeooo:paragraph-rsid="003f6169"/>
    </style:style>
    <style:style style:name="P18" style:family="paragraph" style:parent-style-name="Text_20_body" style:list-style-name="L1">
      <style:paragraph-properties fo:text-align="justify" style:justify-single-word="false"/>
      <style:text-properties fo:language="fr" fo:country="FR" officeooo:rsid="00411ee8" officeooo:paragraph-rsid="00411ee8"/>
    </style:style>
    <style:style style:name="P19" style:family="paragraph" style:parent-style-name="Text_20_body" style:list-style-name="L1">
      <style:paragraph-properties fo:text-align="justify" style:justify-single-word="false"/>
      <style:text-properties fo:language="fr" fo:country="FR" officeooo:rsid="00430aa1" officeooo:paragraph-rsid="00430aa1"/>
    </style:style>
    <style:style style:name="P20" style:family="paragraph" style:parent-style-name="Text_20_body" style:list-style-name="L1">
      <style:paragraph-properties fo:text-align="justify" style:justify-single-word="false"/>
      <style:text-properties fo:language="fr" fo:country="FR" officeooo:rsid="004580f2" officeooo:paragraph-rsid="004580f2"/>
    </style:style>
    <style:style style:name="P21" style:family="paragraph" style:parent-style-name="Text_20_body">
      <style:paragraph-properties fo:text-align="justify" style:justify-single-word="false"/>
      <style:text-properties fo:language="fr" fo:country="FR" officeooo:rsid="004580f2" officeooo:paragraph-rsid="004580f2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fr" fo:country="FR" officeooo:rsid="005ceae6" officeooo:paragraph-rsid="005ceae6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fr" fo:country="FR" officeooo:rsid="005eccd1" officeooo:paragraph-rsid="005eccd1"/>
    </style:style>
    <style:style style:name="P24" style:family="paragraph" style:parent-style-name="Text_20_body" style:list-style-name="L2">
      <style:paragraph-properties fo:text-align="justify" style:justify-single-word="false"/>
      <style:text-properties fo:language="fr" fo:country="FR" officeooo:rsid="00682286" officeooo:paragraph-rsid="00682286"/>
    </style:style>
    <style:style style:name="P25" style:family="paragraph" style:parent-style-name="Text_20_body">
      <style:paragraph-properties fo:text-align="justify" style:justify-single-word="false"/>
      <style:text-properties fo:language="fr" fo:country="FR" officeooo:rsid="006d3659" officeooo:paragraph-rsid="006d3659"/>
    </style:style>
    <style:style style:name="P26" style:family="paragraph" style:parent-style-name="Text_20_body">
      <style:paragraph-properties fo:text-align="justify" style:justify-single-word="false"/>
      <style:text-properties fo:language="fr" fo:country="FR" officeooo:rsid="006d3659" officeooo:paragraph-rsid="00707d92"/>
    </style:style>
    <style:style style:name="P27" style:family="paragraph" style:parent-style-name="Text_20_body" style:list-style-name="L3">
      <style:paragraph-properties fo:text-align="justify" style:justify-single-word="false"/>
      <style:text-properties officeooo:rsid="0086fc4d" officeooo:paragraph-rsid="0086fc4d"/>
    </style:style>
    <style:style style:name="P28" style:family="paragraph" style:parent-style-name="Text_20_body" style:list-style-name="L3">
      <style:paragraph-properties fo:text-align="justify" style:justify-single-word="false"/>
      <style:text-properties officeooo:rsid="0086fc4d" officeooo:paragraph-rsid="00886bbe"/>
    </style:style>
    <style:style style:name="P29" style:family="paragraph" style:parent-style-name="Text_20_body" style:list-style-name="L3">
      <style:paragraph-properties fo:text-align="justify" style:justify-single-word="false"/>
      <style:text-properties officeooo:rsid="00886bbe" officeooo:paragraph-rsid="00886bbe"/>
    </style:style>
    <style:style style:name="P30" style:family="paragraph" style:parent-style-name="Text_20_body">
      <style:paragraph-properties fo:text-align="justify" style:justify-single-word="false"/>
      <style:text-properties officeooo:rsid="008a273b" officeooo:paragraph-rsid="008a273b"/>
    </style:style>
    <style:style style:name="P31" style:family="paragraph" style:parent-style-name="Text_20_body">
      <style:paragraph-properties fo:text-align="justify" style:justify-single-word="false"/>
      <style:text-properties officeooo:paragraph-rsid="0076a208"/>
    </style:style>
    <style:style style:name="P32" style:family="paragraph" style:parent-style-name="Text_20_body">
      <style:paragraph-properties fo:text-align="justify" style:justify-single-word="false"/>
      <style:text-properties officeooo:paragraph-rsid="007a1a88"/>
    </style:style>
    <style:style style:name="P33" style:family="paragraph" style:parent-style-name="Text_20_body">
      <style:paragraph-properties fo:text-align="justify" style:justify-single-word="false"/>
      <style:text-properties officeooo:paragraph-rsid="008002ce"/>
    </style:style>
    <style:style style:name="P34" style:family="paragraph" style:parent-style-name="Text_20_body">
      <style:paragraph-properties fo:text-align="justify" style:justify-single-word="false"/>
      <style:text-properties officeooo:paragraph-rsid="0088e369"/>
    </style:style>
    <style:style style:name="P35" style:family="paragraph" style:parent-style-name="Text_20_body">
      <style:paragraph-properties fo:text-align="justify" style:justify-single-word="false"/>
      <style:text-properties officeooo:paragraph-rsid="009cd850"/>
    </style:style>
    <style:style style:name="P36" style:family="paragraph" style:parent-style-name="Text_20_body">
      <style:paragraph-properties fo:text-align="justify" style:justify-single-word="false"/>
      <style:text-properties officeooo:paragraph-rsid="00a171c9"/>
    </style:style>
    <style:style style:name="P37" style:family="paragraph" style:parent-style-name="Text_20_body">
      <style:paragraph-properties fo:text-align="justify" style:justify-single-word="false"/>
      <style:text-properties officeooo:paragraph-rsid="00a76bb0"/>
    </style:style>
    <style:style style:name="P38" style:family="paragraph" style:parent-style-name="Text_20_body">
      <style:paragraph-properties fo:text-align="justify" style:justify-single-word="false"/>
      <style:text-properties officeooo:paragraph-rsid="00c912fc"/>
    </style:style>
    <style:style style:name="P39" style:family="paragraph" style:parent-style-name="Text_20_body">
      <style:paragraph-properties fo:text-align="justify" style:justify-single-word="false"/>
      <style:text-properties officeooo:paragraph-rsid="00b8bd38"/>
    </style:style>
    <style:style style:name="P40" style:family="paragraph" style:parent-style-name="Text_20_body">
      <style:paragraph-properties fo:text-align="justify" style:justify-single-word="false"/>
      <style:text-properties officeooo:paragraph-rsid="010fecc1"/>
    </style:style>
    <style:style style:name="P41" style:family="paragraph" style:parent-style-name="Text_20_body">
      <style:paragraph-properties fo:text-align="justify" style:justify-single-word="false"/>
      <style:text-properties officeooo:paragraph-rsid="011ceae1"/>
    </style:style>
    <style:style style:name="P42" style:family="paragraph" style:parent-style-name="Text_20_body">
      <style:paragraph-properties fo:text-align="justify" style:justify-single-word="false"/>
      <style:text-properties officeooo:paragraph-rsid="014b12bb"/>
    </style:style>
    <style:style style:name="P43" style:family="paragraph" style:parent-style-name="Text_20_body">
      <style:paragraph-properties fo:text-align="justify" style:justify-single-word="false"/>
      <style:text-properties officeooo:paragraph-rsid="01591939"/>
    </style:style>
    <style:style style:name="P44" style:family="paragraph" style:parent-style-name="Text_20_body">
      <style:paragraph-properties fo:text-align="justify" style:justify-single-word="false"/>
      <style:text-properties officeooo:paragraph-rsid="015dba08"/>
    </style:style>
    <style:style style:name="P45" style:family="paragraph" style:parent-style-name="Text_20_body">
      <style:paragraph-properties fo:text-align="justify" style:justify-single-word="false"/>
      <style:text-properties officeooo:paragraph-rsid="01737cc9"/>
    </style:style>
    <style:style style:name="P46" style:family="paragraph" style:parent-style-name="Text_20_body" style:list-style-name="L4">
      <style:paragraph-properties fo:text-align="justify" style:justify-single-word="false"/>
      <style:text-properties officeooo:rsid="00a9a8a7" officeooo:paragraph-rsid="00a9a8a7"/>
    </style:style>
    <style:style style:name="P47" style:family="paragraph" style:parent-style-name="Text_20_body" style:list-style-name="L4">
      <style:paragraph-properties fo:text-align="justify" style:justify-single-word="false"/>
      <style:text-properties officeooo:rsid="00b4459d" officeooo:paragraph-rsid="00b4459d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rsid="00b5c11f" officeooo:paragraph-rsid="00b5c11f"/>
    </style:style>
    <style:style style:name="P49" style:family="paragraph" style:parent-style-name="Text_20_body" style:list-style-name="L4">
      <style:paragraph-properties fo:text-align="justify" style:justify-single-word="false"/>
      <style:text-properties officeooo:rsid="00b66777" officeooo:paragraph-rsid="00b66777"/>
    </style:style>
    <style:style style:name="P50" style:family="paragraph" style:parent-style-name="Text_20_body" style:list-style-name="L4">
      <style:paragraph-properties fo:text-align="justify" style:justify-single-word="false"/>
      <style:text-properties officeooo:rsid="00b8bd38" officeooo:paragraph-rsid="00bf5107"/>
    </style:style>
    <style:style style:name="P51" style:family="paragraph" style:parent-style-name="Text_20_body">
      <style:paragraph-properties fo:text-align="justify" style:justify-single-word="false"/>
      <style:text-properties officeooo:rsid="00b8bd38" officeooo:paragraph-rsid="00bf5107"/>
    </style:style>
    <style:style style:name="P52" style:family="paragraph" style:parent-style-name="Text_20_body" style:list-style-name="L6">
      <style:paragraph-properties fo:text-align="justify" style:justify-single-word="false"/>
      <style:text-properties fo:font-weight="bold" officeooo:rsid="00e616b8" officeooo:paragraph-rsid="00edf5c0" style:font-weight-asian="bold" style:font-weight-complex="bold"/>
    </style:style>
    <style:style style:name="P53" style:family="paragraph" style:parent-style-name="Text_20_body" style:list-style-name="L6">
      <style:paragraph-properties fo:text-align="justify" style:justify-single-word="false"/>
      <style:text-properties fo:font-weight="bold" officeooo:rsid="00eeebe5" officeooo:paragraph-rsid="00eeebe5" style:font-weight-asian="bold" style:font-weight-complex="bold"/>
    </style:style>
    <style:style style:name="P54" style:family="paragraph" style:parent-style-name="Text_20_body" style:list-style-name="L6">
      <style:paragraph-properties fo:text-align="justify" style:justify-single-word="false"/>
      <style:text-properties fo:font-weight="bold" officeooo:rsid="00f7c889" officeooo:paragraph-rsid="00f8d08b" style:font-weight-asian="bold" style:font-weight-complex="bold"/>
    </style:style>
    <style:style style:name="P55" style:family="paragraph" style:parent-style-name="Text_20_body" style:list-style-name="L6">
      <style:paragraph-properties fo:text-align="justify" style:justify-single-word="false"/>
      <style:text-properties fo:font-weight="bold" officeooo:rsid="00fcaec8" officeooo:paragraph-rsid="01031128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font-weight="bold" officeooo:rsid="00fcaec8" officeooo:paragraph-rsid="01031128" style:font-weight-asian="bold" style:font-weight-complex="bold"/>
    </style:style>
    <style:style style:name="P57" style:family="paragraph" style:parent-style-name="Text_20_body" style:list-style-name="L7">
      <style:paragraph-properties fo:text-align="justify" style:justify-single-word="false"/>
      <style:text-properties fo:font-weight="bold" officeooo:rsid="01074385" officeooo:paragraph-rsid="01074385" style:font-weight-asian="bold" style:font-weight-complex="bold"/>
    </style:style>
    <style:style style:name="P58" style:family="paragraph" style:parent-style-name="Text_20_body" style:list-style-name="L7">
      <style:paragraph-properties fo:text-align="justify" style:justify-single-word="false"/>
      <style:text-properties fo:font-weight="bold" officeooo:rsid="0108b2ad" officeooo:paragraph-rsid="0108b2ad" style:font-weight-asian="bold" style:font-weight-complex="bold"/>
    </style:style>
    <style:style style:name="P59" style:family="paragraph" style:parent-style-name="Text_20_body" style:list-style-name="L7">
      <style:paragraph-properties fo:text-align="justify" style:justify-single-word="false"/>
      <style:text-properties fo:font-weight="bold" officeooo:rsid="010d6bf4" officeooo:paragraph-rsid="010d6bf4" style:font-weight-asian="bold" style:font-weight-complex="bold"/>
    </style:style>
    <style:style style:name="P60" style:family="paragraph" style:parent-style-name="Text_20_body">
      <style:paragraph-properties fo:text-align="justify" style:justify-single-word="false"/>
      <style:text-properties officeooo:rsid="011d33de" officeooo:paragraph-rsid="011d33de"/>
    </style:style>
    <style:style style:name="P61" style:family="paragraph" style:parent-style-name="Text_20_body">
      <style:paragraph-properties fo:text-align="justify" style:justify-single-word="false"/>
      <style:text-properties style:font-name="Courier 10 Pitch" officeooo:rsid="0123e0b5" officeooo:paragraph-rsid="011d33de"/>
    </style:style>
    <style:style style:name="P62" style:family="paragraph" style:parent-style-name="Text_20_body">
      <style:paragraph-properties fo:text-align="justify" style:justify-single-word="false"/>
      <style:text-properties style:font-name="Courier 10 Pitch" officeooo:rsid="0123e0b5" officeooo:paragraph-rsid="012b0c62"/>
    </style:style>
    <style:style style:name="P63" style:family="paragraph" style:parent-style-name="Text_20_body">
      <style:paragraph-properties fo:text-align="justify" style:justify-single-word="false"/>
      <style:text-properties fo:font-weight="normal" officeooo:rsid="012bdc1b" officeooo:paragraph-rsid="012fd1ee" style:font-weight-asian="normal" style:font-weight-complex="normal"/>
    </style:style>
    <style:style style:name="P64" style:family="paragraph" style:parent-style-name="Text_20_body">
      <style:text-properties officeooo:paragraph-rsid="0153cd96"/>
    </style:style>
    <style:style style:name="P65" style:family="paragraph" style:parent-style-name="Text_20_body">
      <style:text-properties officeooo:paragraph-rsid="015dba08"/>
    </style:style>
    <style:style style:name="P66" style:family="paragraph" style:parent-style-name="Title">
      <style:paragraph-properties fo:text-align="justify" style:justify-single-word="false"/>
      <style:text-properties style:font-name="Courier 10 Pitch" fo:language="fr" fo:country="FR" officeooo:paragraph-rsid="000f704f"/>
    </style:style>
    <style:style style:name="P67" style:family="paragraph" style:parent-style-name="Title">
      <style:paragraph-properties fo:text-align="center" style:justify-single-word="false"/>
      <style:text-properties style:font-name="Courier 10 Pitch" fo:language="fr" fo:country="FR" officeooo:paragraph-rsid="000f704f"/>
    </style:style>
    <style:style style:name="P68" style:family="paragraph" style:parent-style-name="Heading_20_1">
      <style:paragraph-properties fo:text-align="justify" style:justify-single-word="false" fo:break-before="page"/>
      <style:text-properties style:font-name="Courier 10 Pitch" fo:language="fr" fo:country="FR" officeooo:rsid="00139b0a" officeooo:paragraph-rsid="00139b0a"/>
    </style:style>
    <style:style style:name="P69" style:family="paragraph" style:parent-style-name="Heading_20_1">
      <style:paragraph-properties fo:text-align="justify" style:justify-single-word="false" fo:break-before="page"/>
      <style:text-properties style:font-name="Courier 10 Pitch" fo:language="fr" fo:country="FR" officeooo:rsid="002ae4e6" officeooo:paragraph-rsid="01338304"/>
    </style:style>
    <style:style style:name="P70" style:family="paragraph" style:parent-style-name="Heading_20_1">
      <style:paragraph-properties fo:break-before="page"/>
      <style:text-properties fo:font-weight="bold" officeooo:rsid="0153cd96" officeooo:paragraph-rsid="0153cd96" style:font-weight-asian="bold" style:font-weight-complex="bold"/>
    </style:style>
    <style:style style:name="P71" style:family="paragraph" style:parent-style-name="Heading_20_2" style:list-style-name="">
      <style:paragraph-properties fo:text-align="justify" style:justify-single-word="false"/>
      <style:text-properties fo:language="fr" fo:country="FR" officeooo:rsid="00385711" officeooo:paragraph-rsid="00520642"/>
    </style:style>
    <style:style style:name="P72" style:family="paragraph" style:parent-style-name="Heading_20_2">
      <style:text-properties fo:font-weight="bold" officeooo:rsid="01591939" officeooo:paragraph-rsid="01591939" style:font-weight-asian="bold" style:font-weight-complex="bold"/>
    </style:style>
    <style:style style:name="P73" style:family="paragraph" style:parent-style-name="Heading_20_2">
      <style:text-properties fo:font-weight="bold" officeooo:rsid="01591939" officeooo:paragraph-rsid="015dba08" style:font-weight-asian="bold" style:font-weight-complex="bold"/>
    </style:style>
    <style:style style:name="P74" style:family="paragraph" style:parent-style-name="Heading_20_2">
      <style:text-properties style:font-name="Courier 10 Pitch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2">
      <style:paragraph-properties fo:text-align="justify" style:justify-single-word="false" fo:break-before="page"/>
      <style:text-properties style:font-name="Courier 10 Pitch" fo:font-weight="bold" officeooo:rsid="0123e0b5" officeooo:paragraph-rsid="014b12bb" style:font-weight-asian="bold" style:font-weight-complex="bold"/>
    </style:style>
    <style:style style:name="P77" style:family="paragraph" style:parent-style-name="Heading_20_3">
      <style:text-properties style:use-window-font-color="true"/>
    </style:style>
    <style:style style:name="P78" style:family="paragraph" style:parent-style-name="Heading_20_3">
      <style:paragraph-properties fo:text-align="justify" style:justify-single-word="false"/>
      <style:text-properties style:use-window-font-color="true" fo:language="fr" fo:country="FR" officeooo:rsid="00385711" officeooo:paragraph-rsid="013d6163"/>
    </style:style>
    <style:style style:name="P79" style:family="paragraph" style:parent-style-name="Heading_20_3">
      <style:paragraph-properties fo:text-align="justify" style:justify-single-word="false"/>
      <style:text-properties style:use-window-font-color="true" fo:language="fr" fo:country="FR" officeooo:rsid="00385711" officeooo:paragraph-rsid="0140e48e"/>
    </style:style>
    <style:style style:name="P80" style:family="paragraph" style:parent-style-name="Heading_20_3">
      <style:paragraph-properties fo:text-align="justify" style:justify-single-word="false"/>
      <style:text-properties style:use-window-font-color="true" officeooo:rsid="007a1a88" officeooo:paragraph-rsid="01429af6"/>
    </style:style>
    <style:style style:name="P81" style:family="paragraph" style:parent-style-name="Heading_20_3">
      <style:paragraph-properties fo:text-align="justify" style:justify-single-word="false"/>
      <style:text-properties style:use-window-font-color="true" officeooo:rsid="007a1a88" officeooo:paragraph-rsid="0142a2d7"/>
    </style:style>
    <style:style style:name="P82" style:family="paragraph" style:parent-style-name="Heading_20_3">
      <style:paragraph-properties fo:text-align="justify" style:justify-single-word="false"/>
      <style:text-properties style:use-window-font-color="true" officeooo:rsid="007a1a88" officeooo:paragraph-rsid="01430f06"/>
    </style:style>
    <style:style style:name="P83" style:family="paragraph" style:parent-style-name="Heading_20_3">
      <style:paragraph-properties fo:text-align="justify" style:justify-single-word="false"/>
      <style:text-properties style:use-window-font-color="true" officeooo:rsid="007a1a88" officeooo:paragraph-rsid="01435d78"/>
    </style:style>
    <style:style style:name="P84" style:family="paragraph" style:parent-style-name="Heading_20_3">
      <style:paragraph-properties fo:text-align="justify" style:justify-single-word="false"/>
      <style:text-properties style:use-window-font-color="true" fo:font-weight="bold" officeooo:rsid="007a1a88" officeooo:paragraph-rsid="0144dd9f" style:font-weight-asian="bold" style:font-weight-complex="bold"/>
    </style:style>
    <style:style style:name="P85" style:family="paragraph" style:parent-style-name="Heading_20_3">
      <style:paragraph-properties fo:text-align="justify" style:justify-single-word="false"/>
      <style:text-properties style:use-window-font-color="true" fo:font-weight="bold" officeooo:rsid="007a1a88" officeooo:paragraph-rsid="0144fd00" style:font-weight-asian="bold" style:font-weight-complex="bold"/>
    </style:style>
    <style:style style:name="P86" style:family="paragraph" style:parent-style-name="Heading_20_3">
      <style:paragraph-properties fo:text-align="justify" style:justify-single-word="false"/>
      <style:text-properties style:use-window-font-color="true" fo:font-weight="bold" officeooo:rsid="007a1a88" officeooo:paragraph-rsid="014619d1" style:font-weight-asian="bold" style:font-weight-complex="bold"/>
    </style:style>
    <style:style style:name="P87" style:family="paragraph" style:parent-style-name="Heading_20_3">
      <style:text-properties style:use-window-font-color="true" officeooo:rsid="016d17a8" officeooo:paragraph-rsid="016d17a8"/>
    </style:style>
    <style:style style:name="P88" style:family="paragraph" style:parent-style-name="Heading_20_3">
      <style:text-properties style:use-window-font-color="true" officeooo:rsid="016d17a8" officeooo:paragraph-rsid="01737cc9"/>
    </style:style>
    <style:style style:name="P89" style:family="paragraph" style:parent-style-name="Heading_20_3">
      <style:paragraph-properties fo:text-align="justify" style:justify-single-word="false" fo:break-before="page"/>
      <style:text-properties style:use-window-font-color="true" fo:language="fr" fo:country="FR" officeooo:paragraph-rsid="013ec0d5"/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1db722"/>
    </style:style>
    <style:style style:name="T3" style:family="text">
      <style:text-properties style:font-name="Courier 10 Pitch" officeooo:rsid="001f633a"/>
    </style:style>
    <style:style style:name="T4" style:family="text">
      <style:text-properties style:font-name="Courier 10 Pitch" officeooo:rsid="00232998"/>
    </style:style>
    <style:style style:name="T5" style:family="text">
      <style:text-properties style:font-name="Courier 10 Pitch" officeooo:rsid="00240a32"/>
    </style:style>
    <style:style style:name="T6" style:family="text">
      <style:text-properties style:font-name="Courier 10 Pitch" officeooo:rsid="0024682c"/>
    </style:style>
    <style:style style:name="T7" style:family="text">
      <style:text-properties style:font-name="Courier 10 Pitch" officeooo:rsid="0025aace"/>
    </style:style>
    <style:style style:name="T8" style:family="text">
      <style:text-properties style:font-name="Courier 10 Pitch" officeooo:rsid="00264198"/>
    </style:style>
    <style:style style:name="T9" style:family="text">
      <style:text-properties style:font-name="Courier 10 Pitch" officeooo:rsid="0027f414"/>
    </style:style>
    <style:style style:name="T10" style:family="text">
      <style:text-properties style:font-name="Courier 10 Pitch" officeooo:rsid="002939ae"/>
    </style:style>
    <style:style style:name="T11" style:family="text">
      <style:text-properties style:font-name="Courier 10 Pitch" officeooo:rsid="002a0bd0"/>
    </style:style>
    <style:style style:name="T12" style:family="text">
      <style:text-properties style:font-name="Courier 10 Pitch" officeooo:rsid="004f5f7c"/>
    </style:style>
    <style:style style:name="T13" style:family="text">
      <style:text-properties style:font-name="Courier 10 Pitch" officeooo:rsid="002ae4e6"/>
    </style:style>
    <style:style style:name="T14" style:family="text">
      <style:text-properties style:font-name="Courier 10 Pitch" officeooo:rsid="002c8708"/>
    </style:style>
    <style:style style:name="T15" style:family="text">
      <style:text-properties style:font-name="Courier 10 Pitch" officeooo:rsid="002ffddc"/>
    </style:style>
    <style:style style:name="T16" style:family="text">
      <style:text-properties style:font-name="Courier 10 Pitch" officeooo:rsid="0030d101"/>
    </style:style>
    <style:style style:name="T17" style:family="text">
      <style:text-properties style:font-name="Courier 10 Pitch" officeooo:rsid="00328318"/>
    </style:style>
    <style:style style:name="T18" style:family="text">
      <style:text-properties style:font-name="Courier 10 Pitch" officeooo:rsid="00338f42"/>
    </style:style>
    <style:style style:name="T19" style:family="text">
      <style:text-properties style:font-name="Courier 10 Pitch" officeooo:rsid="003b7240"/>
    </style:style>
    <style:style style:name="T20" style:family="text">
      <style:text-properties style:font-name="Courier 10 Pitch" officeooo:rsid="003e7b9d"/>
    </style:style>
    <style:style style:name="T21" style:family="text">
      <style:text-properties style:font-name="Courier 10 Pitch" officeooo:rsid="00430050"/>
    </style:style>
    <style:style style:name="T22" style:family="text">
      <style:text-properties style:font-name="Courier 10 Pitch" officeooo:rsid="0043fbd7"/>
    </style:style>
    <style:style style:name="T23" style:family="text">
      <style:text-properties style:font-name="Courier 10 Pitch" officeooo:rsid="00456de0"/>
    </style:style>
    <style:style style:name="T24" style:family="text">
      <style:text-properties style:font-name="Courier 10 Pitch" officeooo:rsid="0046e512"/>
    </style:style>
    <style:style style:name="T25" style:family="text">
      <style:text-properties style:font-name="Courier 10 Pitch" officeooo:rsid="0048b3b4"/>
    </style:style>
    <style:style style:name="T26" style:family="text">
      <style:text-properties style:font-name="Courier 10 Pitch" officeooo:rsid="00493c78"/>
    </style:style>
    <style:style style:name="T27" style:family="text">
      <style:text-properties style:font-name="Courier 10 Pitch" officeooo:rsid="004ace6e"/>
    </style:style>
    <style:style style:name="T28" style:family="text">
      <style:text-properties style:font-name="Courier 10 Pitch" officeooo:rsid="004e9ab9"/>
    </style:style>
    <style:style style:name="T29" style:family="text">
      <style:text-properties style:font-name="Courier 10 Pitch" officeooo:rsid="004fc795"/>
    </style:style>
    <style:style style:name="T30" style:family="text">
      <style:text-properties style:font-name="Courier 10 Pitch" officeooo:rsid="004fd996"/>
    </style:style>
    <style:style style:name="T31" style:family="text">
      <style:text-properties style:font-name="Courier 10 Pitch" officeooo:rsid="0050e9c5"/>
    </style:style>
    <style:style style:name="T32" style:family="text">
      <style:text-properties style:font-name="Courier 10 Pitch" officeooo:rsid="00520642"/>
    </style:style>
    <style:style style:name="T33" style:family="text">
      <style:text-properties style:font-name="Courier 10 Pitch" officeooo:rsid="00547cb2"/>
    </style:style>
    <style:style style:name="T34" style:family="text">
      <style:text-properties style:font-name="Courier 10 Pitch" officeooo:rsid="0055cc47"/>
    </style:style>
    <style:style style:name="T35" style:family="text">
      <style:text-properties style:font-name="Courier 10 Pitch" officeooo:rsid="0055debd"/>
    </style:style>
    <style:style style:name="T36" style:family="text">
      <style:text-properties style:font-name="Courier 10 Pitch" officeooo:rsid="0057840c"/>
    </style:style>
    <style:style style:name="T37" style:family="text">
      <style:text-properties style:font-name="Courier 10 Pitch" officeooo:rsid="00593030"/>
    </style:style>
    <style:style style:name="T38" style:family="text">
      <style:text-properties style:font-name="Courier 10 Pitch" officeooo:rsid="005ac462"/>
    </style:style>
    <style:style style:name="T39" style:family="text">
      <style:text-properties style:font-name="Courier 10 Pitch" officeooo:rsid="005f79fe"/>
    </style:style>
    <style:style style:name="T40" style:family="text">
      <style:text-properties style:font-name="Courier 10 Pitch" officeooo:rsid="00603f18"/>
    </style:style>
    <style:style style:name="T41" style:family="text">
      <style:text-properties style:font-name="Courier 10 Pitch" officeooo:rsid="0060d834"/>
    </style:style>
    <style:style style:name="T42" style:family="text">
      <style:text-properties style:font-name="Courier 10 Pitch" officeooo:rsid="00610ec6"/>
    </style:style>
    <style:style style:name="T43" style:family="text">
      <style:text-properties style:font-name="Courier 10 Pitch" officeooo:rsid="00619928"/>
    </style:style>
    <style:style style:name="T44" style:family="text">
      <style:text-properties style:font-name="Courier 10 Pitch" officeooo:rsid="00634141"/>
    </style:style>
    <style:style style:name="T45" style:family="text">
      <style:text-properties style:font-name="Courier 10 Pitch" officeooo:rsid="0063cd2d"/>
    </style:style>
    <style:style style:name="T46" style:family="text">
      <style:text-properties style:font-name="Courier 10 Pitch" officeooo:rsid="00695208"/>
    </style:style>
    <style:style style:name="T47" style:family="text">
      <style:text-properties style:font-name="Courier 10 Pitch" officeooo:rsid="006ba8ab"/>
    </style:style>
    <style:style style:name="T48" style:family="text">
      <style:text-properties style:font-name="Courier 10 Pitch" officeooo:rsid="006d6849"/>
    </style:style>
    <style:style style:name="T49" style:family="text">
      <style:text-properties style:font-name="Courier 10 Pitch" officeooo:rsid="00707d92"/>
    </style:style>
    <style:style style:name="T50" style:family="text">
      <style:text-properties style:font-name="Courier 10 Pitch" officeooo:rsid="00714aaf"/>
    </style:style>
    <style:style style:name="T51" style:family="text">
      <style:text-properties style:font-name="Courier 10 Pitch" officeooo:rsid="0071bc10"/>
    </style:style>
    <style:style style:name="T52" style:family="text">
      <style:text-properties style:font-name="Courier 10 Pitch" officeooo:rsid="00735d52"/>
    </style:style>
    <style:style style:name="T53" style:family="text">
      <style:text-properties style:font-name="Courier 10 Pitch" officeooo:rsid="0074e480"/>
    </style:style>
    <style:style style:name="T54" style:family="text">
      <style:text-properties style:font-name="Courier 10 Pitch" officeooo:rsid="0076a208"/>
    </style:style>
    <style:style style:name="T55" style:family="text">
      <style:text-properties style:font-name="Courier 10 Pitch" officeooo:rsid="0077ff18"/>
    </style:style>
    <style:style style:name="T56" style:family="text">
      <style:text-properties style:font-name="Courier 10 Pitch" officeooo:rsid="007c2dbd"/>
    </style:style>
    <style:style style:name="T57" style:family="text">
      <style:text-properties style:font-name="Courier 10 Pitch" officeooo:rsid="007ce3c8"/>
    </style:style>
    <style:style style:name="T58" style:family="text">
      <style:text-properties style:font-name="Courier 10 Pitch" officeooo:rsid="007e6776"/>
    </style:style>
    <style:style style:name="T59" style:family="text">
      <style:text-properties style:font-name="Courier 10 Pitch" officeooo:rsid="007faea5"/>
    </style:style>
    <style:style style:name="T60" style:family="text">
      <style:text-properties style:font-name="Courier 10 Pitch" officeooo:rsid="008156b3"/>
    </style:style>
    <style:style style:name="T61" style:family="text">
      <style:text-properties style:font-name="Courier 10 Pitch" officeooo:rsid="00824b5a"/>
    </style:style>
    <style:style style:name="T62" style:family="text">
      <style:text-properties style:font-name="Courier 10 Pitch" officeooo:rsid="008412ae"/>
    </style:style>
    <style:style style:name="T63" style:family="text">
      <style:text-properties style:font-name="Courier 10 Pitch" officeooo:rsid="0084d77d"/>
    </style:style>
    <style:style style:name="T64" style:family="text">
      <style:text-properties style:font-name="Courier 10 Pitch" officeooo:rsid="008cbaf5"/>
    </style:style>
    <style:style style:name="T65" style:family="text">
      <style:text-properties style:font-name="Courier 10 Pitch" officeooo:rsid="008e01f2"/>
    </style:style>
    <style:style style:name="T66" style:family="text">
      <style:text-properties style:font-name="Courier 10 Pitch" officeooo:rsid="008e5f8c"/>
    </style:style>
    <style:style style:name="T67" style:family="text">
      <style:text-properties style:font-name="Courier 10 Pitch" officeooo:rsid="008ec306"/>
    </style:style>
    <style:style style:name="T68" style:family="text">
      <style:text-properties style:font-name="Courier 10 Pitch" officeooo:rsid="008f6c18"/>
    </style:style>
    <style:style style:name="T69" style:family="text">
      <style:text-properties style:font-name="Courier 10 Pitch" officeooo:rsid="00910ce7"/>
    </style:style>
    <style:style style:name="T70" style:family="text">
      <style:text-properties style:font-name="Courier 10 Pitch" officeooo:rsid="0099b5f5"/>
    </style:style>
    <style:style style:name="T71" style:family="text">
      <style:text-properties style:font-name="Courier 10 Pitch" officeooo:rsid="009ac01c"/>
    </style:style>
    <style:style style:name="T72" style:family="text">
      <style:text-properties style:font-name="Courier 10 Pitch" officeooo:rsid="009bdd7e"/>
    </style:style>
    <style:style style:name="T73" style:family="text">
      <style:text-properties style:font-name="Courier 10 Pitch" officeooo:rsid="009cdb2a"/>
    </style:style>
    <style:style style:name="T74" style:family="text">
      <style:text-properties style:font-name="Courier 10 Pitch" officeooo:rsid="009d358c"/>
    </style:style>
    <style:style style:name="T75" style:family="text">
      <style:text-properties style:font-name="Courier 10 Pitch" officeooo:rsid="00a12dd0"/>
    </style:style>
    <style:style style:name="T76" style:family="text">
      <style:text-properties style:font-name="Courier 10 Pitch" officeooo:rsid="00a171c9"/>
    </style:style>
    <style:style style:name="T77" style:family="text">
      <style:text-properties style:font-name="Courier 10 Pitch" officeooo:rsid="00a284f8"/>
    </style:style>
    <style:style style:name="T78" style:family="text">
      <style:text-properties style:font-name="Courier 10 Pitch" officeooo:rsid="00a40991"/>
    </style:style>
    <style:style style:name="T79" style:family="text">
      <style:text-properties style:font-name="Courier 10 Pitch" officeooo:rsid="00a5f8a8"/>
    </style:style>
    <style:style style:name="T80" style:family="text">
      <style:text-properties style:font-name="Courier 10 Pitch" officeooo:rsid="00a76bb0"/>
    </style:style>
    <style:style style:name="T81" style:family="text">
      <style:text-properties style:font-name="Courier 10 Pitch" officeooo:rsid="00a93b1a"/>
    </style:style>
    <style:style style:name="T82" style:family="text">
      <style:text-properties style:font-name="Courier 10 Pitch" fo:font-weight="bold" style:font-weight-asian="bold" style:font-weight-complex="bold"/>
    </style:style>
    <style:style style:name="T83" style:family="text">
      <style:text-properties style:font-name="Courier 10 Pitch" fo:font-weight="bold" officeooo:rsid="00c912fc" style:font-weight-asian="bold" style:font-weight-complex="bold"/>
    </style:style>
    <style:style style:name="T84" style:family="text">
      <style:text-properties style:font-name="Courier 10 Pitch" fo:font-weight="bold" officeooo:rsid="015f1905" style:font-weight-asian="bold" style:font-weight-complex="bold"/>
    </style:style>
    <style:style style:name="T85" style:family="text">
      <style:text-properties style:font-name="Courier 10 Pitch" fo:font-weight="bold" officeooo:rsid="016e2910" style:font-weight-asian="bold" style:font-weight-complex="bold"/>
    </style:style>
    <style:style style:name="T86" style:family="text">
      <style:text-properties style:font-name="Courier 10 Pitch" fo:font-weight="bold" officeooo:rsid="01737cc9" style:font-weight-asian="bold" style:font-weight-complex="bold"/>
    </style:style>
    <style:style style:name="T87" style:family="text">
      <style:text-properties style:font-name="Courier 10 Pitch" officeooo:rsid="00ad3afb"/>
    </style:style>
    <style:style style:name="T88" style:family="text">
      <style:text-properties style:font-name="Courier 10 Pitch" officeooo:rsid="00aebed3"/>
    </style:style>
    <style:style style:name="T89" style:family="text">
      <style:text-properties style:font-name="Courier 10 Pitch" officeooo:rsid="00b027c1"/>
    </style:style>
    <style:style style:name="T90" style:family="text">
      <style:text-properties style:font-name="Courier 10 Pitch" officeooo:rsid="00b34fd3"/>
    </style:style>
    <style:style style:name="T91" style:family="text">
      <style:text-properties style:font-name="Courier 10 Pitch" fo:font-weight="normal" style:font-weight-asian="normal" style:font-weight-complex="normal"/>
    </style:style>
    <style:style style:name="T92" style:family="text">
      <style:text-properties style:font-name="Courier 10 Pitch" fo:font-weight="normal" officeooo:rsid="00b45961" style:font-weight-asian="normal" style:font-weight-complex="normal"/>
    </style:style>
    <style:style style:name="T93" style:family="text">
      <style:text-properties style:font-name="Courier 10 Pitch" fo:font-weight="normal" officeooo:rsid="00b70587" style:font-weight-asian="normal" style:font-weight-complex="normal"/>
    </style:style>
    <style:style style:name="T94" style:family="text">
      <style:text-properties style:font-name="Courier 10 Pitch" fo:font-weight="normal" officeooo:rsid="00b7d0e4" style:font-weight-asian="normal" style:font-weight-complex="normal"/>
    </style:style>
    <style:style style:name="T95" style:family="text">
      <style:text-properties style:font-name="Courier 10 Pitch" fo:font-weight="normal" officeooo:rsid="00bb39a7" style:font-weight-asian="normal" style:font-weight-complex="normal"/>
    </style:style>
    <style:style style:name="T96" style:family="text">
      <style:text-properties style:font-name="Courier 10 Pitch" fo:font-weight="normal" officeooo:rsid="00bc3a3c" style:font-weight-asian="normal" style:font-weight-complex="normal"/>
    </style:style>
    <style:style style:name="T97" style:family="text">
      <style:text-properties style:font-name="Courier 10 Pitch" fo:font-weight="normal" officeooo:rsid="00bd4629" style:font-weight-asian="normal" style:font-weight-complex="normal"/>
    </style:style>
    <style:style style:name="T98" style:family="text">
      <style:text-properties style:font-name="Courier 10 Pitch" fo:font-weight="normal" officeooo:rsid="00bc9f8a" style:font-weight-asian="normal" style:font-weight-complex="normal"/>
    </style:style>
    <style:style style:name="T99" style:family="text">
      <style:text-properties style:font-name="Courier 10 Pitch" fo:font-weight="normal" officeooo:rsid="00c11938" style:font-weight-asian="normal" style:font-weight-complex="normal"/>
    </style:style>
    <style:style style:name="T100" style:family="text">
      <style:text-properties style:font-name="Courier 10 Pitch" fo:font-weight="normal" officeooo:rsid="00c1dba7" style:font-weight-asian="normal" style:font-weight-complex="normal"/>
    </style:style>
    <style:style style:name="T101" style:family="text">
      <style:text-properties style:font-name="Courier 10 Pitch" fo:font-weight="normal" officeooo:rsid="00c4867c" style:font-weight-asian="normal" style:font-weight-complex="normal"/>
    </style:style>
    <style:style style:name="T102" style:family="text">
      <style:text-properties style:font-name="Courier 10 Pitch" fo:font-weight="normal" officeooo:rsid="00c5c1e3" style:font-weight-asian="normal" style:font-weight-complex="normal"/>
    </style:style>
    <style:style style:name="T103" style:family="text">
      <style:text-properties style:font-name="Courier 10 Pitch" fo:font-weight="normal" officeooo:rsid="00c79d20" style:font-weight-asian="normal" style:font-weight-complex="normal"/>
    </style:style>
    <style:style style:name="T104" style:family="text">
      <style:text-properties style:font-name="Courier 10 Pitch" fo:font-weight="normal" officeooo:rsid="00c7aab5" style:font-weight-asian="normal" style:font-weight-complex="normal"/>
    </style:style>
    <style:style style:name="T105" style:family="text">
      <style:text-properties style:font-name="Courier 10 Pitch" fo:font-weight="normal" officeooo:rsid="00b8bd38" style:font-weight-asian="normal" style:font-weight-complex="normal"/>
    </style:style>
    <style:style style:name="T106" style:family="text">
      <style:text-properties style:font-name="Courier 10 Pitch" fo:font-weight="normal" officeooo:rsid="00ce2d4c" style:font-weight-asian="normal" style:font-weight-complex="normal"/>
    </style:style>
    <style:style style:name="T107" style:family="text">
      <style:text-properties style:font-name="Courier 10 Pitch" fo:font-weight="normal" officeooo:rsid="00d4d21d" style:font-weight-asian="normal" style:font-weight-complex="normal"/>
    </style:style>
    <style:style style:name="T108" style:family="text">
      <style:text-properties style:font-name="Courier 10 Pitch" fo:font-weight="normal" officeooo:rsid="00d544d6" style:font-weight-asian="normal" style:font-weight-complex="normal"/>
    </style:style>
    <style:style style:name="T109" style:family="text">
      <style:text-properties style:font-name="Courier 10 Pitch" fo:font-weight="normal" officeooo:rsid="00d579e0" style:font-weight-asian="normal" style:font-weight-complex="normal"/>
    </style:style>
    <style:style style:name="T110" style:family="text">
      <style:text-properties style:font-name="Courier 10 Pitch" fo:font-weight="normal" officeooo:rsid="00d5b685" style:font-weight-asian="normal" style:font-weight-complex="normal"/>
    </style:style>
    <style:style style:name="T111" style:family="text">
      <style:text-properties style:font-name="Courier 10 Pitch" fo:font-weight="normal" officeooo:rsid="00d6dcb7" style:font-weight-asian="normal" style:font-weight-complex="normal"/>
    </style:style>
    <style:style style:name="T112" style:family="text">
      <style:text-properties style:font-name="Courier 10 Pitch" fo:font-weight="normal" officeooo:rsid="00d6de93" style:font-weight-asian="normal" style:font-weight-complex="normal"/>
    </style:style>
    <style:style style:name="T113" style:family="text">
      <style:text-properties style:font-name="Courier 10 Pitch" fo:font-weight="normal" officeooo:rsid="00d75b8c" style:font-weight-asian="normal" style:font-weight-complex="normal"/>
    </style:style>
    <style:style style:name="T114" style:family="text">
      <style:text-properties style:font-name="Courier 10 Pitch" fo:font-weight="normal" officeooo:rsid="00d87478" style:font-weight-asian="normal" style:font-weight-complex="normal"/>
    </style:style>
    <style:style style:name="T115" style:family="text">
      <style:text-properties style:font-name="Courier 10 Pitch" fo:font-weight="normal" officeooo:rsid="00d8a5c0" style:font-weight-asian="normal" style:font-weight-complex="normal"/>
    </style:style>
    <style:style style:name="T116" style:family="text">
      <style:text-properties style:font-name="Courier 10 Pitch" fo:font-weight="normal" officeooo:rsid="00d91034" style:font-weight-asian="normal" style:font-weight-complex="normal"/>
    </style:style>
    <style:style style:name="T117" style:family="text">
      <style:text-properties style:font-name="Courier 10 Pitch" fo:font-weight="normal" officeooo:rsid="00defd21" style:font-weight-asian="normal" style:font-weight-complex="normal"/>
    </style:style>
    <style:style style:name="T118" style:family="text">
      <style:text-properties style:font-name="Courier 10 Pitch" fo:font-weight="normal" officeooo:rsid="00e22233" style:font-weight-asian="normal" style:font-weight-complex="normal"/>
    </style:style>
    <style:style style:name="T119" style:family="text">
      <style:text-properties style:font-name="Courier 10 Pitch" fo:font-weight="normal" officeooo:rsid="00e3bb5c" style:font-weight-asian="normal" style:font-weight-complex="normal"/>
    </style:style>
    <style:style style:name="T120" style:family="text">
      <style:text-properties style:font-name="Courier 10 Pitch" fo:font-weight="normal" officeooo:rsid="00e501ba" style:font-weight-asian="normal" style:font-weight-complex="normal"/>
    </style:style>
    <style:style style:name="T121" style:family="text">
      <style:text-properties style:font-name="Courier 10 Pitch" fo:font-weight="normal" officeooo:rsid="00e73d43" style:font-weight-asian="normal" style:font-weight-complex="normal"/>
    </style:style>
    <style:style style:name="T122" style:family="text">
      <style:text-properties style:font-name="Courier 10 Pitch" fo:font-weight="normal" officeooo:rsid="00e9625b" style:font-weight-asian="normal" style:font-weight-complex="normal"/>
    </style:style>
    <style:style style:name="T123" style:family="text">
      <style:text-properties style:font-name="Courier 10 Pitch" fo:font-weight="normal" officeooo:rsid="00eb53e7" style:font-weight-asian="normal" style:font-weight-complex="normal"/>
    </style:style>
    <style:style style:name="T124" style:family="text">
      <style:text-properties style:font-name="Courier 10 Pitch" fo:font-weight="normal" officeooo:rsid="00eca493" style:font-weight-asian="normal" style:font-weight-complex="normal"/>
    </style:style>
    <style:style style:name="T125" style:family="text">
      <style:text-properties style:font-name="Courier 10 Pitch" fo:font-weight="normal" officeooo:rsid="00ef0128" style:font-weight-asian="normal" style:font-weight-complex="normal"/>
    </style:style>
    <style:style style:name="T126" style:family="text">
      <style:text-properties style:font-name="Courier 10 Pitch" fo:font-weight="normal" officeooo:rsid="00ef1261" style:font-weight-asian="normal" style:font-weight-complex="normal"/>
    </style:style>
    <style:style style:name="T127" style:family="text">
      <style:text-properties style:font-name="Courier 10 Pitch" fo:font-weight="normal" officeooo:rsid="00f0059e" style:font-weight-asian="normal" style:font-weight-complex="normal"/>
    </style:style>
    <style:style style:name="T128" style:family="text">
      <style:text-properties style:font-name="Courier 10 Pitch" fo:font-weight="normal" officeooo:rsid="00f1f901" style:font-weight-asian="normal" style:font-weight-complex="normal"/>
    </style:style>
    <style:style style:name="T129" style:family="text">
      <style:text-properties style:font-name="Courier 10 Pitch" fo:font-weight="normal" officeooo:rsid="00f411b0" style:font-weight-asian="normal" style:font-weight-complex="normal"/>
    </style:style>
    <style:style style:name="T130" style:family="text">
      <style:text-properties style:font-name="Courier 10 Pitch" fo:font-weight="normal" officeooo:rsid="00f69379" style:font-weight-asian="normal" style:font-weight-complex="normal"/>
    </style:style>
    <style:style style:name="T131" style:family="text">
      <style:text-properties style:font-name="Courier 10 Pitch" fo:font-weight="normal" officeooo:rsid="00f7b098" style:font-weight-asian="normal" style:font-weight-complex="normal"/>
    </style:style>
    <style:style style:name="T132" style:family="text">
      <style:text-properties style:font-name="Courier 10 Pitch" fo:font-weight="normal" officeooo:rsid="00f81627" style:font-weight-asian="normal" style:font-weight-complex="normal"/>
    </style:style>
    <style:style style:name="T133" style:family="text">
      <style:text-properties style:font-name="Courier 10 Pitch" fo:font-weight="normal" officeooo:rsid="00f8d08b" style:font-weight-asian="normal" style:font-weight-complex="normal"/>
    </style:style>
    <style:style style:name="T134" style:family="text">
      <style:text-properties style:font-name="Courier 10 Pitch" fo:font-weight="normal" officeooo:rsid="00fe9568" style:font-weight-asian="normal" style:font-weight-complex="normal"/>
    </style:style>
    <style:style style:name="T135" style:family="text">
      <style:text-properties style:font-name="Courier 10 Pitch" fo:font-weight="normal" officeooo:rsid="0100d0ba" style:font-weight-asian="normal" style:font-weight-complex="normal"/>
    </style:style>
    <style:style style:name="T136" style:family="text">
      <style:text-properties style:font-name="Courier 10 Pitch" fo:font-weight="normal" officeooo:rsid="01010dc9" style:font-weight-asian="normal" style:font-weight-complex="normal"/>
    </style:style>
    <style:style style:name="T137" style:family="text">
      <style:text-properties style:font-name="Courier 10 Pitch" fo:font-weight="normal" officeooo:rsid="01022b32" style:font-weight-asian="normal" style:font-weight-complex="normal"/>
    </style:style>
    <style:style style:name="T138" style:family="text">
      <style:text-properties style:font-name="Courier 10 Pitch" fo:font-weight="normal" officeooo:rsid="01031128" style:font-weight-asian="normal" style:font-weight-complex="normal"/>
    </style:style>
    <style:style style:name="T139" style:family="text">
      <style:text-properties style:font-name="Courier 10 Pitch" fo:font-weight="normal" officeooo:rsid="014b12bb" style:font-weight-asian="normal" style:font-weight-complex="normal"/>
    </style:style>
    <style:style style:name="T140" style:family="text">
      <style:text-properties style:font-name="Courier 10 Pitch" fo:font-weight="normal" officeooo:rsid="014c9dfb" style:font-weight-asian="normal" style:font-weight-complex="normal"/>
    </style:style>
    <style:style style:name="T141" style:family="text">
      <style:text-properties style:font-name="Courier 10 Pitch" fo:font-weight="normal" officeooo:rsid="014d8577" style:font-weight-asian="normal" style:font-weight-complex="normal"/>
    </style:style>
    <style:style style:name="T142" style:family="text">
      <style:text-properties style:font-name="Courier 10 Pitch" fo:font-weight="normal" officeooo:rsid="014ee22c" style:font-weight-asian="normal" style:font-weight-complex="normal"/>
    </style:style>
    <style:style style:name="T143" style:family="text">
      <style:text-properties style:font-name="Courier 10 Pitch" fo:font-weight="normal" officeooo:rsid="0150fe94" style:font-weight-asian="normal" style:font-weight-complex="normal"/>
    </style:style>
    <style:style style:name="T144" style:family="text">
      <style:text-properties style:font-name="Courier 10 Pitch" fo:font-weight="normal" officeooo:rsid="01521eda" style:font-weight-asian="normal" style:font-weight-complex="normal"/>
    </style:style>
    <style:style style:name="T145" style:family="text">
      <style:text-properties style:font-name="Courier 10 Pitch" fo:font-weight="normal" officeooo:rsid="01591939" style:font-weight-asian="normal" style:font-weight-complex="normal"/>
    </style:style>
    <style:style style:name="T146" style:family="text">
      <style:text-properties style:font-name="Courier 10 Pitch" fo:font-weight="normal" officeooo:rsid="015a9aee" style:font-weight-asian="normal" style:font-weight-complex="normal"/>
    </style:style>
    <style:style style:name="T147" style:family="text">
      <style:text-properties style:font-name="Courier 10 Pitch" fo:font-weight="normal" officeooo:rsid="015b64f6" style:font-weight-asian="normal" style:font-weight-complex="normal"/>
    </style:style>
    <style:style style:name="T148" style:family="text">
      <style:text-properties style:font-name="Courier 10 Pitch" fo:font-weight="normal" officeooo:rsid="015bff05" style:font-weight-asian="normal" style:font-weight-complex="normal"/>
    </style:style>
    <style:style style:name="T149" style:family="text">
      <style:text-properties style:font-name="Courier 10 Pitch" fo:font-weight="normal" officeooo:rsid="015c70d0" style:font-weight-asian="normal" style:font-weight-complex="normal"/>
    </style:style>
    <style:style style:name="T150" style:family="text">
      <style:text-properties style:font-name="Courier 10 Pitch" fo:font-weight="normal" officeooo:rsid="0160ffb1" style:font-weight-asian="normal" style:font-weight-complex="normal"/>
    </style:style>
    <style:style style:name="T151" style:family="text">
      <style:text-properties style:font-name="Courier 10 Pitch" fo:font-weight="normal" officeooo:rsid="01621bb6" style:font-weight-asian="normal" style:font-weight-complex="normal"/>
    </style:style>
    <style:style style:name="T152" style:family="text">
      <style:text-properties style:font-name="Courier 10 Pitch" fo:font-weight="normal" officeooo:rsid="016227fa" style:font-weight-asian="normal" style:font-weight-complex="normal"/>
    </style:style>
    <style:style style:name="T153" style:family="text">
      <style:text-properties style:font-name="Courier 10 Pitch" fo:font-weight="normal" officeooo:rsid="0162b4d7" style:font-weight-asian="normal" style:font-weight-complex="normal"/>
    </style:style>
    <style:style style:name="T154" style:family="text">
      <style:text-properties style:font-name="Courier 10 Pitch" fo:font-weight="normal" officeooo:rsid="016441d9" style:font-weight-asian="normal" style:font-weight-complex="normal"/>
    </style:style>
    <style:style style:name="T155" style:family="text">
      <style:text-properties style:font-name="Courier 10 Pitch" fo:font-weight="normal" officeooo:rsid="0164b99d" style:font-weight-asian="normal" style:font-weight-complex="normal"/>
    </style:style>
    <style:style style:name="T156" style:family="text">
      <style:text-properties style:font-name="Courier 10 Pitch" fo:font-weight="normal" officeooo:rsid="0165f205" style:font-weight-asian="normal" style:font-weight-complex="normal"/>
    </style:style>
    <style:style style:name="T157" style:family="text">
      <style:text-properties style:font-name="Courier 10 Pitch" fo:font-weight="normal" officeooo:rsid="0166a8f4" style:font-weight-asian="normal" style:font-weight-complex="normal"/>
    </style:style>
    <style:style style:name="T158" style:family="text">
      <style:text-properties style:font-name="Courier 10 Pitch" fo:font-weight="normal" officeooo:rsid="01670943" style:font-weight-asian="normal" style:font-weight-complex="normal"/>
    </style:style>
    <style:style style:name="T159" style:family="text">
      <style:text-properties style:font-name="Courier 10 Pitch" fo:font-weight="normal" officeooo:rsid="016a15eb" style:font-weight-asian="normal" style:font-weight-complex="normal"/>
    </style:style>
    <style:style style:name="T160" style:family="text">
      <style:text-properties style:font-name="Courier 10 Pitch" fo:font-weight="normal" officeooo:rsid="01701524" style:font-weight-asian="normal" style:font-weight-complex="normal"/>
    </style:style>
    <style:style style:name="T161" style:family="text">
      <style:text-properties style:font-name="Courier 10 Pitch" fo:font-weight="normal" officeooo:rsid="0171a7fb" style:font-weight-asian="normal" style:font-weight-complex="normal"/>
    </style:style>
    <style:style style:name="T162" style:family="text">
      <style:text-properties style:font-name="Courier 10 Pitch" fo:font-weight="normal" officeooo:rsid="017e225f" style:font-weight-asian="normal" style:font-weight-complex="normal"/>
    </style:style>
    <style:style style:name="T163" style:family="text">
      <style:text-properties style:font-name="Courier 10 Pitch" fo:font-weight="normal" officeooo:rsid="017f93fc" style:font-weight-asian="normal" style:font-weight-complex="normal"/>
    </style:style>
    <style:style style:name="T164" style:family="text">
      <style:text-properties style:font-name="Courier 10 Pitch" fo:font-weight="normal" officeooo:rsid="0198be93" style:font-weight-asian="normal" style:font-weight-complex="normal"/>
    </style:style>
    <style:style style:name="T165" style:family="text">
      <style:text-properties style:font-name="Courier 10 Pitch" fo:font-weight="normal" officeooo:rsid="0199c17b" style:font-weight-asian="normal" style:font-weight-complex="normal"/>
    </style:style>
    <style:style style:name="T166" style:family="text">
      <style:text-properties style:font-name="Courier 10 Pitch" fo:font-weight="normal" officeooo:rsid="019ac271" style:font-weight-asian="normal" style:font-weight-complex="normal"/>
    </style:style>
    <style:style style:name="T167" style:family="text">
      <style:text-properties style:font-name="Courier 10 Pitch" fo:font-weight="normal" officeooo:rsid="019bfa07" style:font-weight-asian="normal" style:font-weight-complex="normal"/>
    </style:style>
    <style:style style:name="T168" style:family="text">
      <style:text-properties style:font-name="Courier 10 Pitch" fo:font-weight="normal" officeooo:rsid="019dc45f" style:font-weight-asian="normal" style:font-weight-complex="normal"/>
    </style:style>
    <style:style style:name="T169" style:family="text">
      <style:text-properties style:font-name="Courier 10 Pitch" fo:font-weight="normal" officeooo:rsid="019facb9" style:font-weight-asian="normal" style:font-weight-complex="normal"/>
    </style:style>
    <style:style style:name="T170" style:family="text">
      <style:text-properties style:font-name="Courier 10 Pitch" fo:font-weight="normal" officeooo:rsid="01a0704e" style:font-weight-asian="normal" style:font-weight-complex="normal"/>
    </style:style>
    <style:style style:name="T171" style:family="text">
      <style:text-properties style:font-name="Courier 10 Pitch" fo:font-weight="normal" officeooo:rsid="01abc82c" style:font-weight-asian="normal" style:font-weight-complex="normal"/>
    </style:style>
    <style:style style:name="T172" style:family="text">
      <style:text-properties style:font-name="Courier 10 Pitch" fo:font-weight="normal" officeooo:rsid="01ad0e8f" style:font-weight-asian="normal" style:font-weight-complex="normal"/>
    </style:style>
    <style:style style:name="T173" style:family="text">
      <style:text-properties style:font-name="Courier 10 Pitch" fo:font-weight="normal" officeooo:rsid="01afa45a" style:font-weight-asian="normal" style:font-weight-complex="normal"/>
    </style:style>
    <style:style style:name="T174" style:family="text">
      <style:text-properties style:font-name="Courier 10 Pitch" fo:font-weight="normal" officeooo:rsid="01b0edee" style:font-weight-asian="normal" style:font-weight-complex="normal"/>
    </style:style>
    <style:style style:name="T175" style:family="text">
      <style:text-properties style:font-name="Courier 10 Pitch" fo:font-weight="normal" officeooo:rsid="01b1c2bb" style:font-weight-asian="normal" style:font-weight-complex="normal"/>
    </style:style>
    <style:style style:name="T176" style:family="text">
      <style:text-properties style:font-name="Courier 10 Pitch" officeooo:rsid="00eca493"/>
    </style:style>
    <style:style style:name="T177" style:family="text">
      <style:text-properties style:font-name="Courier 10 Pitch" officeooo:rsid="00e11cb3"/>
    </style:style>
    <style:style style:name="T178" style:family="text">
      <style:text-properties style:font-name="Courier 10 Pitch" officeooo:rsid="00f7b098"/>
    </style:style>
    <style:style style:name="T179" style:family="text">
      <style:text-properties style:font-name="Courier 10 Pitch" officeooo:rsid="00f8d08b"/>
    </style:style>
    <style:style style:name="T180" style:family="text">
      <style:text-properties style:font-name="Courier 10 Pitch" officeooo:rsid="013d6163"/>
    </style:style>
    <style:style style:name="T181" style:family="text">
      <style:text-properties style:font-name="Courier 10 Pitch" officeooo:rsid="013ec0d5"/>
    </style:style>
    <style:style style:name="T182" style:family="text">
      <style:text-properties style:font-name="Courier 10 Pitch" officeooo:rsid="0140e48e"/>
    </style:style>
    <style:style style:name="T183" style:family="text">
      <style:text-properties style:font-name="Courier 10 Pitch" officeooo:rsid="01419725"/>
    </style:style>
    <style:style style:name="T184" style:family="text">
      <style:text-properties style:font-name="Courier 10 Pitch" officeooo:rsid="0141ec90"/>
    </style:style>
    <style:style style:name="T185" style:family="text">
      <style:text-properties style:font-name="Courier 10 Pitch" officeooo:rsid="01429af6"/>
    </style:style>
    <style:style style:name="T186" style:family="text">
      <style:text-properties style:font-name="Courier 10 Pitch" officeooo:rsid="0142a2d7"/>
    </style:style>
    <style:style style:name="T187" style:family="text">
      <style:text-properties style:font-name="Courier 10 Pitch" officeooo:rsid="01430f06"/>
    </style:style>
    <style:style style:name="T188" style:family="text">
      <style:text-properties style:font-name="Courier 10 Pitch" officeooo:rsid="01435d78"/>
    </style:style>
    <style:style style:name="T189" style:family="text">
      <style:text-properties style:font-name="Courier 10 Pitch" officeooo:rsid="0144dd9f"/>
    </style:style>
    <style:style style:name="T190" style:family="text">
      <style:text-properties style:font-name="Courier 10 Pitch" officeooo:rsid="0144fd00"/>
    </style:style>
    <style:style style:name="T191" style:family="text">
      <style:text-properties style:font-name="Courier 10 Pitch" officeooo:rsid="014619d1"/>
    </style:style>
    <style:style style:name="T192" style:family="text">
      <style:text-properties style:font-name="Courier 10 Pitch" officeooo:rsid="01480da1"/>
    </style:style>
    <style:style style:name="T193" style:family="text">
      <style:text-properties style:font-name="Courier 10 Pitch" officeooo:rsid="014b12bb"/>
    </style:style>
    <style:style style:name="T194" style:family="text">
      <style:text-properties style:font-name="Courier 10 Pitch" officeooo:rsid="010fecc1"/>
    </style:style>
    <style:style style:name="T195" style:family="text">
      <style:text-properties style:font-name="Courier 10 Pitch" officeooo:rsid="01521eda"/>
    </style:style>
    <style:style style:name="T196" style:family="text">
      <style:text-properties style:font-name="Courier 10 Pitch" officeooo:rsid="0154666c"/>
    </style:style>
    <style:style style:name="T197" style:family="text">
      <style:text-properties style:font-name="Courier 10 Pitch" officeooo:rsid="015599b0"/>
    </style:style>
    <style:style style:name="T198" style:family="text">
      <style:text-properties style:font-name="Courier 10 Pitch" officeooo:rsid="015dba08"/>
    </style:style>
    <style:style style:name="T199" style:family="text">
      <style:text-properties style:font-name="Courier 10 Pitch" officeooo:rsid="015f1905"/>
    </style:style>
    <style:style style:name="T200" style:family="text">
      <style:text-properties style:font-name="Courier 10 Pitch" officeooo:rsid="018339bb"/>
    </style:style>
    <style:style style:name="T201" style:family="text">
      <style:text-properties style:font-name="Courier 10 Pitch" officeooo:rsid="0184c619"/>
    </style:style>
    <style:style style:name="T202" style:family="text">
      <style:text-properties style:font-name="Courier 10 Pitch" officeooo:rsid="0184c8ff"/>
    </style:style>
    <style:style style:name="T203" style:family="text">
      <style:text-properties style:font-name="Courier 10 Pitch" officeooo:rsid="0184e258"/>
    </style:style>
    <style:style style:name="T204" style:family="text">
      <style:text-properties style:font-name="Courier 10 Pitch" officeooo:rsid="01862fc9"/>
    </style:style>
    <style:style style:name="T205" style:family="text">
      <style:text-properties style:font-name="Courier 10 Pitch" officeooo:rsid="01874ecc"/>
    </style:style>
    <style:style style:name="T206" style:family="text">
      <style:text-properties style:font-name="Courier 10 Pitch" officeooo:rsid="01892a75"/>
    </style:style>
    <style:style style:name="T207" style:family="text">
      <style:text-properties style:font-name="Courier 10 Pitch" officeooo:rsid="0189e2cf"/>
    </style:style>
    <style:style style:name="T208" style:family="text">
      <style:text-properties style:font-name="Courier 10 Pitch" officeooo:rsid="0189f276"/>
    </style:style>
    <style:style style:name="T209" style:family="text">
      <style:text-properties style:font-name="Courier 10 Pitch" officeooo:rsid="018bd7a3"/>
    </style:style>
    <style:style style:name="T210" style:family="text">
      <style:text-properties style:font-name="Courier 10 Pitch" officeooo:rsid="018c4b8c"/>
    </style:style>
    <style:style style:name="T211" style:family="text">
      <style:text-properties style:font-name="Courier 10 Pitch" officeooo:rsid="018cf39e"/>
    </style:style>
    <style:style style:name="T212" style:family="text">
      <style:text-properties style:font-name="Courier 10 Pitch" officeooo:rsid="018de9ad"/>
    </style:style>
    <style:style style:name="T213" style:family="text">
      <style:text-properties style:font-name="Courier 10 Pitch" officeooo:rsid="018f8978"/>
    </style:style>
    <style:style style:name="T214" style:family="text">
      <style:text-properties style:font-name="Courier 10 Pitch" officeooo:rsid="01916bf9"/>
    </style:style>
    <style:style style:name="T215" style:family="text">
      <style:text-properties style:font-name="Courier 10 Pitch" officeooo:rsid="01934aaf"/>
    </style:style>
    <style:style style:name="T216" style:family="text">
      <style:text-properties style:font-name="Courier 10 Pitch" officeooo:rsid="01951459"/>
    </style:style>
    <style:style style:name="T217" style:family="text">
      <style:text-properties style:font-name="Courier 10 Pitch" officeooo:rsid="01ae12dd"/>
    </style:style>
    <style:style style:name="T218" style:family="text">
      <style:text-properties style:font-name="Courier 10 Pitch"/>
    </style:style>
    <style:style style:name="T219" style:family="text">
      <style:text-properties style:font-name="Courier 10 Pitch" fo:font-weight="normal" style:font-weight-asian="normal" style:font-weight-complex="normal"/>
    </style:style>
    <style:style style:name="T220" style:family="text">
      <style:text-properties style:font-name="Courier 10 Pitch" fo:font-weight="normal" officeooo:rsid="0104fd2b" style:font-weight-asian="normal" style:font-weight-complex="normal"/>
    </style:style>
    <style:style style:name="T221" style:family="text">
      <style:text-properties style:font-name="Courier 10 Pitch" fo:font-weight="normal" officeooo:rsid="01092da8" style:font-weight-asian="normal" style:font-weight-complex="normal"/>
    </style:style>
    <style:style style:name="T222" style:family="text">
      <style:text-properties style:font-name="Courier 10 Pitch" fo:font-weight="normal" officeooo:rsid="0109843c" style:font-weight-asian="normal" style:font-weight-complex="normal"/>
    </style:style>
    <style:style style:name="T223" style:family="text">
      <style:text-properties style:font-name="Courier 10 Pitch" fo:font-weight="normal" officeooo:rsid="010e33ad" style:font-weight-asian="normal" style:font-weight-complex="normal"/>
    </style:style>
    <style:style style:name="T224" style:family="text">
      <style:text-properties style:font-name="Courier 10 Pitch" fo:font-weight="normal" officeooo:rsid="010fecc1" style:font-weight-asian="normal" style:font-weight-complex="normal"/>
    </style:style>
    <style:style style:name="T225" style:family="text">
      <style:text-properties style:font-name="Courier 10 Pitch" fo:font-weight="normal" officeooo:rsid="0112644b" style:font-weight-asian="normal" style:font-weight-complex="normal"/>
    </style:style>
    <style:style style:name="T226" style:family="text">
      <style:text-properties style:font-name="Courier 10 Pitch" fo:font-weight="normal" officeooo:rsid="0113dc14" style:font-weight-asian="normal" style:font-weight-complex="normal"/>
    </style:style>
    <style:style style:name="T227" style:family="text">
      <style:text-properties style:font-name="Courier 10 Pitch" fo:font-weight="normal" officeooo:rsid="0116c3c8" style:font-weight-asian="normal" style:font-weight-complex="normal"/>
    </style:style>
    <style:style style:name="T228" style:family="text">
      <style:text-properties style:font-name="Courier 10 Pitch" fo:font-weight="normal" officeooo:rsid="011741af" style:font-weight-asian="normal" style:font-weight-complex="normal"/>
    </style:style>
    <style:style style:name="T229" style:family="text">
      <style:text-properties style:font-name="Courier 10 Pitch" fo:font-weight="normal" officeooo:rsid="0117c8e6" style:font-weight-asian="normal" style:font-weight-complex="normal"/>
    </style:style>
    <style:style style:name="T230" style:family="text">
      <style:text-properties style:font-name="Courier 10 Pitch" fo:font-weight="normal" officeooo:rsid="01190008" style:font-weight-asian="normal" style:font-weight-complex="normal"/>
    </style:style>
    <style:style style:name="T231" style:family="text">
      <style:text-properties style:font-name="Courier 10 Pitch" fo:font-weight="normal" officeooo:rsid="01197886" style:font-weight-asian="normal" style:font-weight-complex="normal"/>
    </style:style>
    <style:style style:name="T232" style:family="text">
      <style:text-properties style:font-name="Courier 10 Pitch" fo:font-weight="normal" officeooo:rsid="011a19f5" style:font-weight-asian="normal" style:font-weight-complex="normal"/>
    </style:style>
    <style:style style:name="T233" style:family="text">
      <style:text-properties style:font-name="Courier 10 Pitch" fo:font-weight="normal" officeooo:rsid="011b6abc" style:font-weight-asian="normal" style:font-weight-complex="normal"/>
    </style:style>
    <style:style style:name="T234" style:family="text">
      <style:text-properties style:font-name="Courier 10 Pitch" fo:font-weight="normal" officeooo:rsid="01a0d6b0" style:font-weight-asian="normal" style:font-weight-complex="normal"/>
    </style:style>
    <style:style style:name="T235" style:family="text">
      <style:text-properties style:font-name="Courier 10 Pitch" fo:font-weight="normal" officeooo:rsid="01a2640b" style:font-weight-asian="normal" style:font-weight-complex="normal"/>
    </style:style>
    <style:style style:name="T236" style:family="text">
      <style:text-properties style:font-name="Courier 10 Pitch" fo:font-weight="normal" officeooo:rsid="01a40998" style:font-weight-asian="normal" style:font-weight-complex="normal"/>
    </style:style>
    <style:style style:name="T237" style:family="text">
      <style:text-properties style:font-name="Courier 10 Pitch" fo:font-weight="normal" officeooo:rsid="01a4785d" style:font-weight-asian="normal" style:font-weight-complex="normal"/>
    </style:style>
    <style:style style:name="T238" style:family="text">
      <style:text-properties style:font-name="Courier 10 Pitch" fo:font-weight="normal" officeooo:rsid="01a5e3c6" style:font-weight-asian="normal" style:font-weight-complex="normal"/>
    </style:style>
    <style:style style:name="T239" style:family="text">
      <style:text-properties style:font-name="Courier 10 Pitch" officeooo:rsid="012b0c62"/>
    </style:style>
    <style:style style:name="T240" style:family="text">
      <style:text-properties style:font-name="Courier 10 Pitch" officeooo:rsid="012c5ccd"/>
    </style:style>
    <style:style style:name="T241" style:family="text">
      <style:text-properties style:font-name="Courier 10 Pitch" officeooo:rsid="012d46f4"/>
    </style:style>
    <style:style style:name="T242" style:family="text">
      <style:text-properties style:font-name="Courier 10 Pitch" officeooo:rsid="012d8429"/>
    </style:style>
    <style:style style:name="T243" style:family="text">
      <style:text-properties style:font-name="Courier 10 Pitch" officeooo:rsid="012e1d89"/>
    </style:style>
    <style:style style:name="T244" style:family="text">
      <style:text-properties style:font-name="Courier 10 Pitch" officeooo:rsid="012fd1ee"/>
    </style:style>
    <style:style style:name="T245" style:family="text">
      <style:text-properties style:font-name="Courier 10 Pitch" officeooo:rsid="0130d05c"/>
    </style:style>
    <style:style style:name="T246" style:family="text">
      <style:text-properties style:font-name="Courier 10 Pitch" officeooo:rsid="01a7a1c9"/>
    </style:style>
    <style:style style:name="T247" style:family="text">
      <style:text-properties style:font-name="Courier 10 Pitch" officeooo:rsid="01a93b0d"/>
    </style:style>
    <style:style style:name="T248" style:family="text">
      <style:text-properties style:font-name="FreeMono" fo:font-weight="normal" style:font-weight-asian="normal" style:font-weight-complex="normal"/>
    </style:style>
    <style:style style:name="T249" style:family="text">
      <style:text-properties style:font-name="FreeMono" fo:font-weight="normal" officeooo:rsid="011ceae1" style:font-weight-asian="normal" style:font-weight-complex="normal"/>
    </style:style>
    <style:style style:name="T250" style:family="text">
      <style:text-properties style:font-name="FreeMono" fo:font-weight="normal" officeooo:rsid="011d33de" style:font-weight-asian="normal" style:font-weight-complex="normal"/>
    </style:style>
    <style:style style:name="T251" style:family="text">
      <style:text-properties style:font-name="FreeMono" fo:font-weight="normal" officeooo:rsid="0120a258" style:font-weight-asian="normal" style:font-weight-complex="normal"/>
    </style:style>
    <style:style style:name="T252" style:family="text">
      <style:text-properties style:font-name="FreeMono" fo:font-weight="normal" officeooo:rsid="0121d42d" style:font-weight-asian="normal" style:font-weight-complex="normal"/>
    </style:style>
    <style:style style:name="T253" style:family="text">
      <style:text-properties officeooo:rsid="0124e07e"/>
    </style:style>
    <style:style style:name="T254" style:family="text">
      <style:text-properties officeooo:rsid="01338304"/>
    </style:style>
    <style:style style:name="T255" style:family="text">
      <style:text-properties officeooo:rsid="01345546"/>
    </style:style>
    <style:style style:name="T256" style:family="text">
      <style:text-properties officeooo:rsid="01480da1"/>
    </style:style>
    <style:style style:name="T257" style:family="text">
      <style:text-properties style:use-window-font-color="true" style:font-name="Courier 10 Pitch" fo:font-weight="bold" officeooo:rsid="01737cc9" style:font-weight-asian="bold" style:font-weight-complex="bold"/>
    </style:style>
    <style:style style:name="T258" style:family="text">
      <style:text-properties style:use-window-font-color="true" style:font-name="Courier 10 Pitch" fo:font-weight="normal" officeooo:rsid="0175a636" style:font-weight-asian="normal" style:font-weight-complex="normal"/>
    </style:style>
    <style:style style:name="T259" style:family="text">
      <style:text-properties style:use-window-font-color="true" style:font-name="Courier 10 Pitch" fo:font-weight="normal" officeooo:rsid="0175ce43" style:font-weight-asian="normal" style:font-weight-complex="normal"/>
    </style:style>
    <style:style style:name="T260" style:family="text">
      <style:text-properties style:use-window-font-color="true" style:font-name="Courier 10 Pitch" fo:font-weight="normal" officeooo:rsid="0177494e" style:font-weight-asian="normal" style:font-weight-complex="normal"/>
    </style:style>
    <style:style style:name="T261" style:family="text">
      <style:text-properties style:use-window-font-color="true" style:font-name="Courier 10 Pitch" fo:font-weight="normal" officeooo:rsid="01774dab" style:font-weight-asian="normal" style:font-weight-complex="normal"/>
    </style:style>
    <style:style style:name="T262" style:family="text">
      <style:text-properties style:use-window-font-color="true" style:font-name="Courier 10 Pitch" fo:font-weight="normal" officeooo:rsid="01788732" style:font-weight-asian="normal" style:font-weight-complex="normal"/>
    </style:style>
    <style:style style:name="T263" style:family="text">
      <style:text-properties style:use-window-font-color="true" style:font-name="Courier 10 Pitch" fo:font-weight="normal" officeooo:rsid="01791bf3" style:font-weight-asian="normal" style:font-weight-complex="normal"/>
    </style:style>
    <style:style style:name="T264" style:family="text">
      <style:text-properties style:use-window-font-color="true" style:font-name="Courier 10 Pitch" fo:font-weight="normal" officeooo:rsid="017b271a" style:font-weight-asian="normal" style:font-weight-complex="normal"/>
    </style:style>
    <style:style style:name="T265" style:family="text">
      <style:text-properties style:use-window-font-color="true" style:font-name="Courier 10 Pitch" fo:font-weight="normal" officeooo:rsid="017cc10d" style:font-weight-asian="normal" style:font-weight-complex="normal"/>
    </style:style>
    <style:style style:name="T266" style:family="text">
      <style:text-properties style:use-window-font-color="true" style:font-name="Courier 10 Pitch" fo:font-weight="normal" officeooo:rsid="017db587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prefix="(" style:num-suffix=")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66"/>
      <text:p text:style-name="P66"/>
      <text:p text:style-name="P66"/>
      <text:p text:style-name="P66"/>
      <text:p text:style-name="P67"><text:span text:style-name="T1">Super</text:span> Zappy</text:p>
      <text:p text:style-name="P1">(Ce nom est temporaire, rassurez-vous)</text:p>
      <text:p text:style-name="P7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0">Table des matières</text:p>
          </text:index-title>
          <text:p text:style-name="P91"><text:a xlink:type="simple" xlink:href="#__RefHeading__111_962818867" text:style-name="Index_20_Link" text:visited-style-name="Index_20_Link">I - Présentation générale<text:tab/>3</text:a></text:p>
          <text:p text:style-name="P91"><text:a xlink:type="simple" xlink:href="#__RefHeading__398_1409569750" text:style-name="Index_20_Link" text:visited-style-name="Index_20_Link">II – Description<text:tab/>4</text:a></text:p>
          <text:p text:style-name="P92"><text:a xlink:type="simple" xlink:href="#__RefHeading__82_1559761275" text:style-name="Index_20_Link" text:visited-style-name="Index_20_Link">1) Le serveur<text:tab/>4</text:a></text:p>
          <text:p text:style-name="P93"><text:a xlink:type="simple" xlink:href="#__RefHeading__84_1559761275" text:style-name="Index_20_Link" text:visited-style-name="Index_20_Link">a) Le monde<text:tab/>4</text:a></text:p>
          <text:p text:style-name="P93"><text:a xlink:type="simple" xlink:href="#__RefHeading__259_1409569750" text:style-name="Index_20_Link" text:visited-style-name="Index_20_Link">b) Les équipes<text:tab/>4</text:a></text:p>
          <text:p text:style-name="P93"><text:a xlink:type="simple" xlink:href="#__RefHeading__261_1409569750" text:style-name="Index_20_Link" text:visited-style-name="Index_20_Link">c) Le déroulement du jeu<text:tab/>5</text:a></text:p>
          <text:p text:style-name="P93"><text:a xlink:type="simple" xlink:href="#__RefHeading__263_1409569750" text:style-name="Index_20_Link" text:visited-style-name="Index_20_Link">d) Le panneau de contrôle<text:tab/>5</text:a></text:p>
          <text:p text:style-name="P92"><text:a xlink:type="simple" xlink:href="#__RefHeading__274_1409569750" text:style-name="Index_20_Link" text:visited-style-name="Index_20_Link">2) Le joueur<text:tab/>6</text:a></text:p>
          <text:p text:style-name="P93"><text:a xlink:type="simple" xlink:href="#__RefHeading__276_1409569750" text:style-name="Index_20_Link" text:visited-style-name="Index_20_Link">a) Le client<text:tab/>6</text:a></text:p>
          <text:p text:style-name="P93"><text:a xlink:type="simple" xlink:href="#__RefHeading__278_1409569750" text:style-name="Index_20_Link" text:visited-style-name="Index_20_Link">b) L'équipe<text:tab/>6</text:a></text:p>
          <text:p text:style-name="P93"><text:a xlink:type="simple" xlink:href="#__RefHeading__280_1409569750" text:style-name="Index_20_Link" text:visited-style-name="Index_20_Link">c) Les classes<text:tab/>7</text:a></text:p>
          <text:p text:style-name="P93"><text:a xlink:type="simple" xlink:href="#__RefHeading__282_1409569750" text:style-name="Index_20_Link" text:visited-style-name="Index_20_Link">d) Le joueur<text:tab/>7</text:a></text:p>
          <text:p text:style-name="P93"><text:a xlink:type="simple" xlink:href="#__RefHeading__284_1409569750" text:style-name="Index_20_Link" text:visited-style-name="Index_20_Link">e) Les caractéristiques<text:tab/>7</text:a></text:p>
          <text:p text:style-name="P93"><text:a xlink:type="simple" xlink:href="#__RefHeading__286_1409569750" text:style-name="Index_20_Link" text:visited-style-name="Index_20_Link">f) Les compétences<text:tab/>8</text:a></text:p>
          <text:p text:style-name="P93"><text:a xlink:type="simple" xlink:href="#__RefHeading__400_1409569750" text:style-name="Index_20_Link" text:visited-style-name="Index_20_Link">g) Les actions<text:tab/>9</text:a></text:p>
          <text:p text:style-name="P93"><text:a xlink:type="simple" xlink:href="#__RefHeading__402_1409569750" text:style-name="Index_20_Link" text:visited-style-name="Index_20_Link">h) Les interruptions<text:tab/>9</text:a></text:p>
          <text:p text:style-name="P92"><text:a xlink:type="simple" xlink:href="#__RefHeading__413_1409569750" text:style-name="Index_20_Link" text:visited-style-name="Index_20_Link">3) Le rendu graphique<text:tab/>10</text:a></text:p>
          <text:p text:style-name="P91"><text:a xlink:type="simple" xlink:href="#__RefHeading__417_1409569750" text:style-name="Index_20_Link" text:visited-style-name="Index_20_Link">III – Intérêt et ambition du projet<text:tab/>11</text:a></text:p>
          <text:p text:style-name="P92"><text:a xlink:type="simple" xlink:href="#__RefHeading__419_1409569750" text:style-name="Index_20_Link" text:visited-style-name="Index_20_Link">1) A l'aboutissement<text:tab/>11</text:a></text:p>
          <text:p text:style-name="P92"><text:a xlink:type="simple" xlink:href="#__RefHeading__421_1409569750" text:style-name="Index_20_Link" text:visited-style-name="Index_20_Link">2) Possiblités d'extentions<text:tab/>11</text:a></text:p>
          <text:p text:style-name="P93"><text:a xlink:type="simple" xlink:href="#__RefHeading__423_1409569750" text:style-name="Index_20_Link" text:visited-style-name="Index_20_Link">a) Plateforme web<text:tab/>11</text:a></text:p>
          <text:p text:style-name="P93"><text:a xlink:type="simple" xlink:href="#__RefHeading__425_1409569750" text:style-name="Index_20_Link" text:visited-style-name="Index_20_Link">b) Arènes et championnats<text:tab/>11</text:a></text:p>
        </text:index-body>
      </text:table-of-content>
      <text:p text:style-name="P7"/>
      <text:h text:style-name="P68" text:outline-level="1"><text:bookmark-start text:name="__RefHeading__111_962818867"/>I - <text:span text:style-name="T255">Présentation générale</text:span><text:bookmark-end text:name="__RefHeading__111_962818867"/></text:h>
      <text:p text:style-name="P8"/>
      <text:p text:style-name="P9"><text:span text:style-name="T2"><text:tab/></text:span><text:span text:style-name="T3">Ce projet est un mélange entre un Zappy et un Corewar.</text:span></text:p>
      <text:p text:style-name="P9"><text:span text:style-name="T3"><text:tab/></text:span><text:span text:style-name="T4">Le but est de connecter plusieurs IA, </text:span><text:span text:style-name="T12">groupés en équipe,</text:span><text:span text:style-name="T4"> sur un serveur simulant un monde de cases (Zappy), chacune étant d'un type </text:span><text:span text:style-name="T5">de terrain </text:span><text:span text:style-name="T4">différent, </text:span><text:span text:style-name="T5">pouvant contenir des items à ramasser, </text:span><text:span text:style-name="T6">et ayant parfois un objet bloquant le passage sur elles.</text:span></text:p>
      <text:p text:style-name="P9"><text:span text:style-name="T6"><text:tab/></text:span><text:span text:style-name="T7">Les IA seront exécutés à partir d'un script </text:span><text:span text:style-name="T8">(Corewar) en javascript et/ou en python, </text:span><text:span text:style-name="T9">et devront coopérer pour </text:span><text:span text:style-name="T10">atteindre leur objectif, qui peut varier selon le type de partie.</text:span></text:p>
      <text:p text:style-name="P9"><text:span text:style-name="T10"><text:tab/></text:span><text:span text:style-name="T11">Un autre type de client, graphique, pourra récupérer la carte et les actions des IA en temps ré</text:span><text:span text:style-name="T200">e</text:span><text:span text:style-name="T11">l pour afficher un rendu graphique compréhensible par le commun des mortels sur ce qui se passe sur le serveur.</text:span></text:p>
      <text:p text:style-name="P2"/>
      <text:h text:style-name="P69" text:outline-level="1"><text:bookmark-start text:name="__RefHeading__398_1409569750"/>II – <text:span text:style-name="T254">Description</text:span><text:bookmark-end text:name="__RefHeading__398_1409569750"/></text:h>
      <text:h text:style-name="P74" text:outline-level="2"><text:bookmark-start text:name="__RefHeading__82_1559761275"/><text:span text:style-name="T256">1)</text:span> Le serveur<text:bookmark-end text:name="__RefHeading__82_1559761275"/></text:h>
      <text:p text:style-name="P10"><text:span text:style-name="T13"><text:tab/></text:span><text:span text:style-name="T14">Réalisé en C++ </text:span><text:span text:style-name="T18">pour des questions d'optimisation</text:span><text:span text:style-name="T14">, il assure </text:span><text:span text:style-name="T16">la génération du monde, </text:span><text:span text:style-name="T15">les réponses aux clients IA, et la liaison entre </text:span><text:span text:style-name="T17">la maintenue des informations générales aux clients graphiques.</text:span></text:p>
      <text:p text:style-name="P3"/>
      <text:h text:style-name="P77" text:outline-level="3"><text:bookmark-start text:name="__RefHeading__84_1559761275"/><text:span text:style-name="T184">a</text:span><text:span text:style-name="T1">) </text:span><text:span text:style-name="T19">Le monde</text:span><text:bookmark-end text:name="__RefHeading__84_1559761275"/></text:h>
      <text:p text:style-name="P11"><text:span text:style-name="T19"><text:tab/></text:span><text:span text:style-name="T20">Le monde est une île de taille variable, composée de cases. Chacune d'entre elle est composée :</text:span></text:p>
      <text:list xml:id="list6158859404323761514" text:style-name="L1">
        <text:list-item>
          <text:p text:style-name="P17"><text:span text:style-name="T20">U</text:span><text:span text:style-name="T1">n type de terrain, représentant le sol qui la compose. Celui-ci varie selon son altitude et son humidité (proximité des rivières et des lacs) </text:span><text:span text:style-name="T24">et </text:span><text:span text:style-name="T25">ne peut être altéré</text:span><text:span text:style-name="T24">.</text:span></text:p>
        </text:list-item>
        <text:list-item>
          <text:p text:style-name="P18"><text:span text:style-name="T1">Un éventuel item ou groupe d'items trainant dessus. </text:span><text:span text:style-name="T21">Celui-ci peut être ramassé par des IA, et ne bloque pas le passage.</text:span></text:p>
        </text:list-item>
        <text:list-item>
          <text:p text:style-name="P19"><text:span text:style-name="T21">U</text:span><text:span text:style-name="T1">n éventuel objet installé dessus. Celui-ci peut être naturel (arbre, buisson...) ou artificiel (Mur, </text:span><text:span text:style-name="T22">Tour de guet...) </text:span><text:span text:style-name="T23">et empêche les joueurs de passer par cette case.</text:span></text:p>
        </text:list-item>
        <text:list-item>
          <text:p text:style-name="P20"><text:span text:style-name="T23">D</text:span><text:span text:style-name="T1">e l'éventuel joueur qui est actuellement dessus.</text:span></text:p>
        </text:list-item>
      </text:list>
      <text:p text:style-name="P21"><text:span text:style-name="T1"><text:tab/></text:span><text:span text:style-name="T26">L'île est générée avant que les joueurs se connectent, </text:span><text:span text:style-name="T27">certains paramètres pouvant être changés dans un fichier de configuration.</text:span></text:p>
      <text:p text:style-name="P4"/>
      <text:h text:style-name="P78" text:outline-level="3"><text:bookmark-start text:name="__RefHeading__259_1409569750"/><text:span text:style-name="T184">b</text:span><text:span text:style-name="T28">) </text:span><text:span text:style-name="T180">Les équipes</text:span><text:bookmark-end text:name="__RefHeading__259_1409569750"/></text:h>
      <text:p text:style-name="P12"><text:span text:style-name="T19"><text:tab/></text:span><text:span text:style-name="T29">Les IA sont réparties en équipes, d'un nombre minimum de deux, dont les noms sont décidés au lancement du serveur. </text:span><text:span text:style-name="T30">Les joueurs peuvent ensuite se connecter et se définir avant le lancement de la partie. (Voir </text:span><text:span text:style-name="T31">partie IA</text:span><text:span text:style-name="T30">)</text:span></text:p>
      <text:p text:style-name="P5"/>
      <text:h text:style-name="P71" text:outline-level="2"/>
      <text:h text:style-name="P89" text:outline-level="3"><text:bookmark-start text:name="__RefHeading__261_1409569750"/><text:span text:style-name="T184">c</text:span><text:span text:style-name="T32">) </text:span><text:span text:style-name="T19">Le </text:span><text:span text:style-name="T181">déroulement du jeu</text:span><text:bookmark-end text:name="__RefHeading__261_1409569750"/></text:h>
      <text:p text:style-name="P13"><text:span text:style-name="T32"><text:tab/></text:span><text:span text:style-name="T42">Le jeu se déroule selon un système de cycle : chaque action demandée par un client prendra un certain nombre de cycles à </text:span><text:span text:style-name="T201">e</text:span><text:span text:style-name="T42">xécuter, </text:span><text:span text:style-name="T43">un cycle étant représenté par une unité de temps par le serveur, allant de </text:span><text:span text:style-name="T44">1 à 1000 milisecondes.</text:span></text:p>
      <text:p text:style-name="P14"><text:span text:style-name="T32"><text:tab/></text:span><text:span text:style-name="T33">Lorsque le serveur reçoit une action </text:span><text:span text:style-name="T34">à effectuer de la part d'un joueur </text:span><text:span text:style-name="T38">il effectue les actions suivantes :</text:span></text:p>
      <text:list xml:id="list2303578613331863612" text:style-name="L2">
        <text:list-item>
          <text:p text:style-name="P15"><text:span text:style-name="T38">D</text:span><text:span text:style-name="T36">éfinir si celle-ci est </text:span><text:span text:style-name="T46">possible d'essai</text:span><text:span text:style-name="T36">, auquel cas contraire il renvoie un message d'erreur au client </text:span><text:span text:style-name="T37">(dépendant de l'action)</text:span><text:span text:style-name="T36">.</text:span></text:p>
        </text:list-item>
        <text:list-item>
          <text:p text:style-name="P22"><text:span text:style-name="T35">E</text:span><text:span text:style-name="T1">valuer le temps d'exécution que vas prendre l'action. </text:span><text:span text:style-name="T39">Celui-ci peut varier en fonction de nombreux paramètres : niveau de certaines compétences, position du joueur, </text:span><text:span text:style-name="T40">nature de la cible si cible il y a...</text:span></text:p>
        </text:list-item>
        <text:list-item>
          <text:p text:style-name="P23"><text:span text:style-name="T1">Attendre </text:span><text:span text:style-name="T41">un nombre de cycles </text:span><text:span text:style-name="T45">correspondant.</text:span></text:p>
        </text:list-item>
        <text:list-item>
          <text:p text:style-name="P24"><text:span text:style-name="T1">Tenter d'ex</text:span><text:span text:style-name="T202">é</text:span><text:span text:style-name="T1">cuter l'action, </text:span><text:span text:style-name="T47">et renvoyer un message correspondant. L'action peut échouer, auquel cas un message d'erreur est renvoyé.</text:span></text:p>
        </text:list-item>
      </text:list>
      <text:p text:style-name="P25"><text:span text:style-name="T47"><text:tab/></text:span><text:span text:style-name="T1">Un </text:span><text:span text:style-name="T48">joueur peut également recevoir pendant l'</text:span><text:span text:style-name="T203">e</text:span><text:span text:style-name="T48">xécution d'une action un message l'informant de quelque chose pouvant l'intéresser : apparition d'un ennemi dans son champ de vision, message d'un allié... Auquel cas il a la possibilité d'interrompre son action en cours pour y réagir.</text:span></text:p>
      <text:p text:style-name="P6"/>
      <text:h text:style-name="P79" text:outline-level="3"><text:bookmark-start text:name="__RefHeading__263_1409569750"/><text:span text:style-name="T184">d</text:span><text:span text:style-name="T49">) </text:span><text:span text:style-name="T19">Le </text:span><text:span text:style-name="T182">panneau de contrôle</text:span><text:bookmark-end text:name="__RefHeading__263_1409569750"/></text:h>
      <text:p text:style-name="P16"><text:span text:style-name="T49"><text:tab/>L</text:span><text:span text:style-name="T50">e serve</text:span><text:span text:style-name="T204">u</text:span><text:span text:style-name="T50">r a la possibilité de se lancer </text:span><text:span text:style-name="T51">en mode “panneau de contrôle”, </text:span><text:span text:style-name="T52">auquel cas </text:span><text:span text:style-name="T53">se lance un panneau en Ncurses depuis lequel il est possible de lancer certaines commandes au serveur, tels que arrêt de jeu, r</text:span><text:span text:style-name="T205">é</text:span><text:span text:style-name="T53">génération de l'île, changement de l'unité de temps du cycle, etc.</text:span></text:p>
      <text:p text:style-name="P26"/>
      <text:h text:style-name="P75" text:outline-level="2"><text:bookmark-start text:name="__RefHeading__274_1409569750"/><text:span text:style-name="T192">2</text:span><text:span text:style-name="T183">)</text:span><text:span text:style-name="T1"> Le joueur</text:span><text:bookmark-end text:name="__RefHeading__274_1409569750"/></text:h>
      <text:p text:style-name="P31"/>
      <text:p text:style-name="P31"><text:span text:style-name="T54"><text:tab/></text:span><text:span text:style-name="T55">Répartis en équipe, chaque joueur sera composé d'un script javascript ou python qui s'</text:span><text:span text:style-name="T206">e</text:span><text:span text:style-name="T55">xécutera, attendant les réponses du serveur entre chaque action et qui répondra en conséquences.</text:span></text:p>
      <text:p text:style-name="P31"/>
      <text:h text:style-name="P80" text:outline-level="3"><text:bookmark-start text:name="__RefHeading__276_1409569750"/><text:span text:style-name="T185">a</text:span><text:span text:style-name="T56">) </text:span><text:span text:style-name="T19">Le </text:span><text:span text:style-name="T185">client</text:span><text:bookmark-end text:name="__RefHeading__276_1409569750"/></text:h>
      <text:p text:style-name="P32"><text:span text:style-name="T56"><text:tab/></text:span><text:span text:style-name="T57">Afin de mieux coordonner </text:span><text:span text:style-name="T58">les joueurs d'une équipe et les possib</text:span><text:span text:style-name="T207">i</text:span><text:span text:style-name="T58">lités de celles-ci (voir plus bas), </text:span><text:span text:style-name="T59">une équipe sera représenté</text:span><text:span text:style-name="T208">e</text:span><text:span text:style-name="T59"> par un et un seul client, dont un thread s'occupera de la connection avec le serveur, et un autre pour chaque joueur à </text:span><text:span text:style-name="T209">e</text:span><text:span text:style-name="T59">xécuter.</text:span></text:p>
      <text:p text:style-name="P33"/>
      <text:h text:style-name="P81" text:outline-level="3"><text:bookmark-start text:name="__RefHeading__278_1409569750"/><text:span text:style-name="T186">b</text:span><text:span text:style-name="T56">) </text:span><text:span text:style-name="T19">L</text:span><text:span text:style-name="T186">'équipe</text:span><text:bookmark-end text:name="__RefHeading__278_1409569750"/></text:h>
      <text:p text:style-name="P33"><text:span text:style-name="T60"><text:tab/></text:span><text:span text:style-name="T61">Une </text:span><text:span text:style-name="T62">équipe dispose d'un certain nombre de points </text:span><text:span text:style-name="T63">sur sa définition, pouvant être répartis jusqu'à un certain maximum dans les définitions suivantes :</text:span></text:p>
      <text:list xml:id="list9159079862967251494" text:style-name="L3">
        <text:list-item>
          <text:p text:style-name="P27"><text:span text:style-name="T63">L</text:span><text:span text:style-name="T1">e nombre de joueurs.</text:span></text:p>
        </text:list-item>
        <text:list-item>
          <text:p text:style-name="P27"><text:span text:style-name="T1">Le capital d'achat de départ, permettant aux joueurs de commencer avec des items sur eux.</text:span></text:p>
        </text:list-item>
        <text:list-item>
          <text:p text:style-name="P28"><text:span text:style-name="T1">Le nombre de classes disponi</text:span><text:span text:style-name="T210">b</text:span><text:span text:style-name="T1">les.</text:span></text:p>
        </text:list-item>
        <text:list-item>
          <text:p text:style-name="P29"><text:span text:style-name="T1">Le nombre de points maximum à dépenser dans les caractéristiques pour chaque classe.</text:span></text:p>
        </text:list-item>
        <text:list-item>
          <text:p text:style-name="P29"><text:span text:style-name="T1">Le nombre de points maximum à dépenser dans les compétences pour chaque classe.</text:span></text:p>
        </text:list-item>
      </text:list>
      <text:p text:style-name="P30"><text:span text:style-name="T1"><text:tab/>Cette définition est la première chose que le client communique au serveur. Celui-ci dis</text:span><text:span text:style-name="T211">qu</text:span><text:span text:style-name="T1">alifira l'équipe si il estime que </text:span><text:span text:style-name="T64">celle-ci a dépassé le maximum total autorisé.</text:span></text:p>
      <text:p text:style-name="P30"><text:span text:style-name="T65"><text:tab/>Le serveur vérifi</text:span><text:span text:style-name="T212">e</text:span><text:span text:style-name="T65">ra aussi si l'équipe se plie à ses propres règles : si elle tente de créer plus de joueurs que le nombre annoncé, par exemple, elle se fera dis</text:span><text:span text:style-name="T213">qu</text:span><text:span text:style-name="T65">alifier de même.</text:span></text:p>
      <text:p text:style-name="P34"/>
      <text:h text:style-name="P82" text:outline-level="3"><text:bookmark-start text:name="__RefHeading__280_1409569750"/><text:soft-page-break/><text:span text:style-name="T187">c</text:span><text:span text:style-name="T56">) </text:span><text:span text:style-name="T187">Les classes</text:span><text:bookmark-end text:name="__RefHeading__280_1409569750"/></text:h>
      <text:p text:style-name="P34"><text:span text:style-name="T66"><text:tab/></text:span><text:span text:style-name="T67">Chaque joueur se v</text:span><text:span text:style-name="T68">e</text:span><text:span text:style-name="T70">r</text:span><text:span text:style-name="T67">ra associé à une classe. </text:span><text:span text:style-name="T69">Celle-ci à des limites définie</text:span><text:span text:style-name="T214">s</text:span><text:span text:style-name="T69"> par la définition de l'équipe.</text:span></text:p>
      <text:p text:style-name="P34"><text:span text:style-name="T69"><text:tab/></text:span><text:span text:style-name="T71">Elle contient ses caractéristiques et ses </text:span><text:span text:style-name="T72">compétences, ainsi que son script à </text:span><text:span text:style-name="T215">e</text:span><text:span text:style-name="T72">xécuter lors du lancement de la partie.</text:span></text:p>
      <text:p text:style-name="P34"/>
      <text:h text:style-name="P82" text:outline-level="3"><text:bookmark-start text:name="__RefHeading__282_1409569750"/><text:span text:style-name="T188">d</text:span><text:span text:style-name="T56">) </text:span><text:span text:style-name="T187">Le joueur</text:span><text:bookmark-end text:name="__RefHeading__282_1409569750"/></text:h>
      <text:p text:style-name="P35"><text:span text:style-name="T73"><text:tab/></text:span><text:span text:style-name="T74">Chaque joueur possède un nom unique, et est associé à l'une des classes de son équipe. Deux joueurs avec la même classe auront exactement les mêmes caractéristiques, compétences et équipement de départ. Leur script d'</text:span><text:span text:style-name="T216">e</text:span><text:span text:style-name="T74">xécution sera également le même. Seul leur position de départ différera légèrement.</text:span></text:p>
      <text:p text:style-name="P36"><text:span text:style-name="T74"><text:tab/></text:span><text:span text:style-name="T75">Les joueurs ont également un capital de vie qu'ils doivent </text:span><text:span text:style-name="T76">surveiller comme si leur vie en dépendait, puisque... Leur vie en dépend. </text:span><text:span text:style-name="T77">Si un joueur voit son indice de vie atteindre 0, il meurt et disparaît de la partie, emportant son équipement avec lui dans l'outre-monde, </text:span><text:span text:style-name="T78">et laissant sur la case ou il est mort un cadavre à </text:span><text:span text:style-name="T79">dépecer</text:span><text:span text:style-name="T78">.</text:span></text:p>
      <text:p text:style-name="P35"/>
      <text:h text:style-name="P83" text:outline-level="3"><text:bookmark-start text:name="__RefHeading__284_1409569750"/><text:span text:style-name="T189">e</text:span><text:span text:style-name="T56">) </text:span><text:span text:style-name="T188">Les caractéristiques</text:span><text:bookmark-end text:name="__RefHeading__284_1409569750"/></text:h>
      <text:p text:style-name="P37"><text:span text:style-name="T80"><text:tab/></text:span><text:span text:style-name="T81">Définie dans la classe des joueurs, elles se dénombrent à 5 :</text:span></text:p>
      <text:list xml:id="list3527295770654215909" text:style-name="L4">
        <text:list-item>
          <text:p text:style-name="P46"><text:span text:style-name="T81">L</text:span><text:span text:style-name="T1">a </text:span><text:span text:style-name="T82">force</text:span><text:span text:style-name="T1">, </text:span><text:span text:style-name="T87">augmentant l</text:span><text:span text:style-name="T88">a </text:span><text:span text:style-name="T89">portée et les dommages de certaines armes, </text:span><text:span text:style-name="T90">ainsi que la contenance de l'inventaire.</text:span></text:p>
        </text:list-item>
        <text:list-item>
          <text:p text:style-name="P47"><text:span text:style-name="T90">L</text:span><text:span text:style-name="T1">a </text:span><text:span text:style-name="T82">perception</text:span><text:span text:style-name="T91">, </text:span><text:span text:style-name="T92">augmentant le champ de vision.</text:span></text:p>
        </text:list-item>
        <text:list-item>
          <text:p text:style-name="P48"><text:span text:style-name="T92">L</text:span><text:span text:style-name="T91">a </text:span><text:span text:style-name="T82">dextérité</text:span><text:span text:style-name="T91">, n'ayant aucun effet en soi.</text:span></text:p>
        </text:list-item>
        <text:list-item>
          <text:p text:style-name="P49"><text:span text:style-name="T91">L'</text:span><text:span text:style-name="T82">endurance</text:span><text:span text:style-name="T91">, </text:span><text:span text:style-name="T93">augmentant l'indice de vie de départ, </text:span><text:span text:style-name="T94">ainsi que la contenance de l'inventaire.</text:span></text:p>
        </text:list-item>
        <text:list-item>
          <text:p text:style-name="P50"><text:span text:style-name="T94">L</text:span><text:span text:style-name="T91">'</text:span><text:span text:style-name="T82">intuition</text:span><text:span text:style-name="T91">, n'ayant aucun effet en soi.</text:span></text:p>
        </text:list-item>
      </text:list>
      <text:p text:style-name="P51"><text:span text:style-name="T98"><text:tab/>Elles sont définie</text:span><text:span text:style-name="T164">s</text:span><text:span text:style-name="T98"> dans la classe par </text:span><text:span text:style-name="T97">un nombre pour chacun, </text:span><text:span text:style-name="T99">proportio</text:span><text:span text:style-name="T164">n</text:span><text:span text:style-name="T99">nel</text:span><text:span text:style-name="T165">les</text:span><text:span text:style-name="T99"> à </text:span><text:span text:style-name="T100">l</text:span><text:span text:style-name="T101">a capacité du joueur pour ce domaine. </text:span><text:span text:style-name="T102">La somme de ses nombres doit être inférieur</text:span><text:span text:style-name="T166">e</text:span><text:span text:style-name="T102"> ou égal à 10 x </text:span><text:span text:style-name="T103">l'indice de caractéristique maximum de l'équipe.</text:span></text:p>
      <text:p text:style-name="P39"><text:span text:style-name="T105"><text:tab/></text:span><text:span text:style-name="T95">Toutes ces caractéristiques, en plus d'avoir pour certaines un effet particulier sur le joueur, </text:span><text:span text:style-name="T96">débloquent </text:span><text:span text:style-name="T104">des compétences.</text:span></text:p>
      <text:h text:style-name="P84" text:outline-level="3"><text:bookmark-start text:name="__RefHeading__286_1409569750"/><text:soft-page-break/><text:span text:style-name="T189">f</text:span><text:span text:style-name="T56">) </text:span><text:span text:style-name="T188">Les </text:span><text:span text:style-name="T189">compétences</text:span><text:bookmark-end text:name="__RefHeading__286_1409569750"/></text:h>
      <text:p text:style-name="P38"><text:span text:style-name="T83"><text:tab/></text:span><text:span text:style-name="T106">Contrairement aux caractéristiques, qui représentent des traits passifs, les compétences sont des domaines de talents bien spécifiques, liés généralement à des actions qu'elles débloquent.</text:span></text:p>
      <text:p text:style-name="P38"><text:span text:style-name="T106"><text:tab/></text:span><text:span text:style-name="T107">Chaque classe dispose d'un niveau entre 0 et 4 </text:span><text:span text:style-name="T108">pour chaque compétence. </text:span><text:span text:style-name="T109">Chaque niveau doit être acheté avec des </text:span><text:span text:style-name="T110">points de compétences, </text:span><text:span text:style-name="T111">dont le maximum par classe est spécifié dans la définition de l'équipe. </text:span><text:span text:style-name="T112">Pour qu'un niveau soit acheté, tous les niveaux précédents doivent être achetés. </text:span><text:span text:style-name="T119">Certaines compétences exigent pour certains de leurs niveaux de ma</text:span><text:span text:style-name="T167">î</text:span><text:span text:style-name="T119">trises </text:span><text:span text:style-name="T120">un niveau minimal dans certaines caractéristiques, voir certaines autres compétences.</text:span></text:p>
      <text:p text:style-name="P38"><text:span text:style-name="T112"><text:tab/></text:span><text:span text:style-name="T113">Le prix </text:span><text:span text:style-name="T114">des compétences varie, </text:span><text:span text:style-name="T115">mais a toujours le même multiplicateur en fonction du </text:span><text:span text:style-name="T116">niveau souhaité :</text:span></text:p>
      <text:list xml:id="list6183870586735351825" text:style-name="L6">
        <text:list-item>
          <text:p text:style-name="P52"><text:span text:style-name="T177">Ignorant</text:span><text:span text:style-name="T117"> : </text:span><text:span text:style-name="T118">Niveau de départ pour toutes les compétences. </text:span><text:span text:style-name="T91">N'attribue aucune capacité.</text:span></text:p>
        </text:list-item>
        <text:list-item>
          <text:p text:style-name="P52"><text:span text:style-name="T176">Apprenti</text:span><text:span text:style-name="T124"> : </text:span><text:span text:style-name="T121">En cours de formation sur le domaine. </text:span><text:span text:style-name="T122">Le joueur connaît les bases de </text:span><text:span text:style-name="T123">la compétence. </text:span><text:span text:style-name="T127">Il a accès aux </text:span><text:span text:style-name="T128">commandes</text:span><text:span text:style-name="T127"> de base, avec </text:span><text:span text:style-name="T129">quelques éventuels malus</text:span><text:span text:style-name="T127">.</text:span><text:span text:style-name="T123"> </text:span><text:span text:style-name="T124">Multiplicateur : x1.</text:span></text:p>
        </text:list-item>
        <text:list-item>
          <text:p text:style-name="P53"><text:span text:style-name="T176">A</text:span><text:span text:style-name="T1">depte</text:span><text:span text:style-name="T91"> : </text:span><text:span text:style-name="T125">Le joueur est un représentant classique de </text:span><text:span text:style-name="T126">prati</text:span><text:span text:style-name="T168">qu</text:span><text:span text:style-name="T126">ant de cette compétence. </text:span><text:span text:style-name="T130">Il maitrise les compétences </text:span><text:span text:style-name="T131">classiques, sans bonus ni malus. Multiplicateur : x2.</text:span></text:p>
        </text:list-item>
        <text:list-item>
          <text:p text:style-name="P54"><text:span text:style-name="T178">E</text:span><text:span text:style-name="T1">xpert</text:span><text:span text:style-name="T91"> : </text:span><text:span text:style-name="T132">Le joueur est un spécialiste de cette compétence, dép</text:span><text:span text:style-name="T169">a</text:span><text:span text:style-name="T132">ssant les pratiquant</text:span><text:span text:style-name="T170">s</text:span><text:span text:style-name="T132"> habituels par son expérience et son savoir-faire. </text:span><text:span text:style-name="T133">Il sait pratiquement tout faire dans ce domaine, avec quelques éventuels bonus. </text:span><text:span text:style-name="T131">Multiplicateur : x</text:span><text:span text:style-name="T133">3.</text:span></text:p>
        </text:list-item>
        <text:list-item>
          <text:p text:style-name="P55"><text:span text:style-name="T179">M</text:span><text:span text:style-name="T1">aître </text:span><text:span text:style-name="T91">: </text:span><text:span text:style-name="T134">Le joueur </text:span><text:span text:style-name="T135">maitrise parfaitement cette compétence, en connaissant les moindres secrets </text:span><text:span text:style-name="T136">par coeur. </text:span><text:span text:style-name="T137">Il a accès à toutes les actions liées </text:span><text:span text:style-name="T138">à cette compétence, en bénéficiant des plus grands bonus.</text:span><text:span text:style-name="T133"> </text:span><text:span text:style-name="T131">Multiplicateur : x</text:span><text:span text:style-name="T138">4</text:span><text:span text:style-name="T133">.</text:span></text:p>
        </text:list-item>
      </text:list>
      <text:p text:style-name="P56"><text:tab/><text:span text:style-name="T220">La liste des compétences disponible</text:span><text:span text:style-name="T234">s</text:span><text:span text:style-name="T220"> est non-exhaustive et peut varier avec les versions ou les modes de jeu, il est donc impossible d'en effectuer une liste complète ici. En voici néanmoins quelques exemples :</text:span></text:p>
      <text:list xml:id="list6715678455126819217" text:style-name="L7">
        <text:list-item>
          <text:p text:style-name="P57"><text:span text:style-name="T1">Orientation</text:span><text:span text:style-name="T91"> : </text:span><text:span text:style-name="T221">T</text:span><text:span text:style-name="T91">rouve le </text:span><text:span text:style-name="T222">plus rapide </text:span><text:span text:style-name="T91">chemin vers un point.</text:span></text:p>
        </text:list-item>
        <text:list-item>
          <text:p text:style-name="P58"><text:span text:style-name="T1">Crafting</text:span><text:span text:style-name="T91"> : Permet l'assemblage de certains items.</text:span></text:p>
        </text:list-item>
        <text:list-item>
          <text:p text:style-name="P59"><text:span text:style-name="T1">Construction</text:span><text:span text:style-name="T91"> : </text:span><text:span text:style-name="T223">Permet la construction de certains objets.</text:span></text:p>
        </text:list-item>
      </text:list>
      <text:h text:style-name="P85" text:outline-level="3"><text:bookmark-start text:name="__RefHeading__400_1409569750"/><text:soft-page-break/><text:span text:style-name="T190">g</text:span><text:span text:style-name="T56">) </text:span><text:span text:style-name="T188">Les </text:span><text:span text:style-name="T190">actions</text:span><text:bookmark-end text:name="__RefHeading__400_1409569750"/></text:h>
      <text:p text:style-name="P40"><text:span text:style-name="T224"><text:tab/></text:span><text:span text:style-name="T225">Le script d'un joueur est composé d'une succe</text:span><text:span text:style-name="T235">ss</text:span><text:span text:style-name="T225">ion d'action à tenter d'</text:span><text:span text:style-name="T236">e</text:span><text:span text:style-name="T225">xécuter selon un certain algorithme. </text:span><text:span text:style-name="T226">Chaque action est représenté</text:span><text:span text:style-name="T237">e</text:span><text:span text:style-name="T226"> sous la forme d'une fonction, prenant ou non un certain nombre de paramètres, et ayant une valeur de retour dépendant de l'action : </text:span><text:span text:style-name="T227">certaines renvoient un booléen pour indiquer leur succès. D'autres </text:span><text:span text:style-name="T228">renvoie un objet représentant le r</text:span><text:span text:style-name="T238">é</text:span><text:span text:style-name="T228">sultat de l'action (comme l'item ramassé pour l'action ramasser) </text:span><text:span text:style-name="T229">ou null en cas d'erreur.</text:span></text:p>
      <text:p text:style-name="P40"><text:span text:style-name="T229"><text:tab/></text:span><text:span text:style-name="T230">Le client est là pour simplifier au maximum </text:span><text:span text:style-name="T231">la communication. </text:span><text:span text:style-name="T232">Un simple script </text:span><text:span text:style-name="T233">de localisation d'un buisson et du déplacement jusqu'à celui-ci ressemble à ça :</text:span></text:p>
      <text:p text:style-name="P41"><text:span text:style-name="T249">var bush = search(g_objects.bush);</text:span></text:p>
      <text:p text:style-name="P41"><text:span text:style-name="T250">if (bush != null)</text:span></text:p>
      <text:p text:style-name="P60"><text:span text:style-name="T248">{</text:span></text:p>
      <text:p text:style-name="P60"><text:span text:style-name="T248"><text:tab/></text:span><text:span text:style-name="T251">displace</text:span><text:span text:style-name="T252">(bush.position.x, bush.position.y);</text:span></text:p>
      <text:p text:style-name="P60"><text:span text:style-name="T248">}</text:span></text:p>
      <text:p text:style-name="P61"><text:tab/>Ici, la fonction 'displace' renverra true en cas de déplacement réussi, <text:span text:style-name="T253">et faux en cas d'impossibilité à s'y rendre. (Chemin obstrué par exemple)</text:span></text:p>
      <text:p text:style-name="P61"/>
      <text:h text:style-name="P86" text:outline-level="3"><text:bookmark-start text:name="__RefHeading__402_1409569750"/><text:span text:style-name="T191">h</text:span><text:span text:style-name="T56">) </text:span><text:span text:style-name="T188">Les </text:span><text:span text:style-name="T191">interruptions</text:span><text:bookmark-end text:name="__RefHeading__402_1409569750"/></text:h>
      <text:p text:style-name="P63"><text:span text:style-name="T239"><text:tab/></text:span><text:span text:style-name="T240">Un joueur peut à tout moment décider d'un script à </text:span><text:span text:style-name="T246">e</text:span><text:span text:style-name="T240">xécuter en cas </text:span><text:span text:style-name="T241">de certains événements pouvant surgir pendant l'</text:span><text:span text:style-name="T247">e</text:span><text:span text:style-name="T241">xécution d'une action : message d'un ami, </text:span><text:span text:style-name="T242">apparition d'un ennemi, </text:span><text:span text:style-name="T243">impact d'un projectil</text:span><text:span text:style-name="T244">e... </text:span><text:span text:style-name="T245">Si il décide d'effectuer une autre action durant ce script, celle précédemment en cours s'annulera.</text:span></text:p>
      <text:p text:style-name="P62"/>
      <text:h text:style-name="P76" text:outline-level="2"><text:bookmark-start text:name="__RefHeading__413_1409569750"/><text:span text:style-name="T193">3</text:span><text:span text:style-name="T183">)</text:span><text:span text:style-name="T194"> Le </text:span><text:span text:style-name="T193">rendu graphique</text:span><text:bookmark-end text:name="__RefHeading__413_1409569750"/></text:h>
      <text:p text:style-name="P42"><text:span text:style-name="T139"><text:tab/></text:span><text:span text:style-name="T140">Un client graphique </text:span><text:span text:style-name="T141">peut demander la composition de chaque chunk de l'île un par un. </text:span><text:span text:style-name="T142">Il est aussi informé sans le demander de chaque changement qu'il y a lieu durant la partie : les actions des joueurs, le changement des cases...</text:span></text:p>
      <text:p text:style-name="P42"><text:span text:style-name="T142"><text:tab/></text:span><text:span text:style-name="T143">Celui-ci peut être en 2D ou en 3D, </text:span><text:span text:style-name="T144">tant qu'on peut comprendre le déroulement de la partie.</text:span></text:p>
      <text:h text:style-name="P70" text:outline-level="1"><text:bookmark-start text:name="__RefHeading__417_1409569750"/><text:span text:style-name="T195">I</text:span><text:span text:style-name="T1">II – </text:span><text:span text:style-name="T196">Intérêt et ambition </text:span><text:span text:style-name="T197">du projet</text:span><text:bookmark-end text:name="__RefHeading__417_1409569750"/></text:h>
      <text:p text:style-name="P64"/>
      <text:h text:style-name="P72" text:outline-level="2"><text:bookmark-start text:name="__RefHeading__419_1409569750"/><text:span text:style-name="T196">1</text:span><text:span text:style-name="T1">) A l'aboutissement</text:span><text:bookmark-end text:name="__RefHeading__419_1409569750"/></text:h>
      <text:p text:style-name="P43"><text:span text:style-name="T145"><text:tab/></text:span><text:span text:style-name="T146">Les jeux de program</text:span><text:span text:style-name="T171">m</text:span><text:span text:style-name="T146">ation fonctionnant par scripting peuvent intéresser </text:span><text:span text:style-name="T147">un bon nombre de développeurs. </text:span><text:span text:style-name="T148">L'exportation du scripting en python peut également augmenter le nombre potentiel de joueurs : </text:span><text:span text:style-name="T149">avec la nouvelle option de program</text:span><text:span text:style-name="T172">m</text:span><text:span text:style-name="T149">ation du lycée, certains lycéen se lancent dans les bases du python.</text:span></text:p>
      <text:p text:style-name="P65"/>
      <text:h text:style-name="P73" text:outline-level="2"><text:bookmark-start text:name="__RefHeading__421_1409569750"/><text:span text:style-name="T198">2</text:span><text:span text:style-name="T1">) </text:span><text:span text:style-name="T198">Possiblités d</text:span><text:span text:style-name="T199">'exten</text:span><text:span text:style-name="T217">s</text:span><text:span text:style-name="T199">ions</text:span><text:bookmark-end text:name="__RefHeading__421_1409569750"/></text:h>
      <text:h text:style-name="P87" text:outline-level="3"><text:bookmark-start text:name="__RefHeading__423_1409569750"/><text:span text:style-name="T85">a) Plateforme web</text:span><text:bookmark-end text:name="__RefHeading__423_1409569750"/></text:h>
      <text:p text:style-name="P44"><text:span text:style-name="T84"><text:tab/></text:span><text:span text:style-name="T150">L</text:span><text:span text:style-name="T151">e problème de ce projet </text:span><text:span text:style-name="T152">r</text:span><text:span text:style-name="T173">é</text:span><text:span text:style-name="T152">side dans son manque d'accessibilité : </text:span><text:span text:style-name="T153">il faut se fournir le client IA </text:span><text:span text:style-name="T154">spécifique et se connecter à un serveur au moment o</text:span><text:span text:style-name="T175">ù</text:span><text:span text:style-name="T154"> celui-ci est disponible </text:span><text:span text:style-name="T155">pour faire une partie. </text:span><text:span text:style-name="T156">Ceci est pratiquement impensable sans une interface web.</text:span></text:p>
      <text:p text:style-name="P44"><text:span text:style-name="T156"><text:tab/>L'exten</text:span><text:span text:style-name="T174">s</text:span><text:span text:style-name="T156">ion rendant ce projet commercialisable/</text:span><text:span text:style-name="T157">source de startup serait donc un site</text:span><text:span text:style-name="T158"> permettant à la fois une présentation du jeu, munie d'un tutoriel pour le scripting, avec la possibilité de coder en ligne ; </text:span><text:span text:style-name="T159">ainsi que </text:span><text:span text:style-name="T160">la possiblité de lancer des serveurs à distance pour tester/jouer </text:span><text:span text:style-name="T161">ses scripts.</text:span></text:p>
      <text:p text:style-name="P44"><text:span text:style-name="T161"><text:tab/></text:span><text:span text:style-name="T162">Cela impliquerai néanmoins de devoir faire un client graphique web, </text:span><text:span text:style-name="T163">afin de pouvoir jouer sans rien télécharger.</text:span></text:p>
      <text:p text:style-name="P44"><text:span text:style-name="T161"/></text:p>
      <text:h text:style-name="P88" text:outline-level="3"><text:bookmark-start text:name="__RefHeading__425_1409569750"/><text:span text:style-name="T86">b</text:span><text:span text:style-name="T85">) </text:span><text:span text:style-name="T86">Arènes et championnats</text:span><text:bookmark-end text:name="__RefHeading__425_1409569750"/></text:h>
      <text:p text:style-name="P45"><text:span text:style-name="T257"><text:tab/></text:span><text:span text:style-name="T258">Si avec un </text:span><text:span text:style-name="T259">système comme celui proposé ci-haut, </text:span><text:span text:style-name="T260">un nombre conséquent de joueurs afflue, il para</text:span><text:span text:style-name="T261">i</text:span><text:span text:style-name="T260">t </text:span><text:span text:style-name="T261">évident qu</text:span><text:span text:style-name="T262">e l'un de leurs objectifs sera de revendiquer </text:span><text:span text:style-name="T263">leur script comme le meilleur de tous. Pour les départager, un système de tournoi sera donc nécessaire.</text:span></text:p>
      <text:p text:style-name="P45"><text:span text:style-name="T263"><text:tab/></text:span><text:span text:style-name="T264">Celui-ci pourra être inclus sur la plate-forme web, </text:span><text:span text:style-name="T265">permettant des championnats réguliers ou non, </text:span><text:span text:style-name="T266">donnant des récompenses ou des titres à la cl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08:33:19.325034647</meta:creation-date>
    <dc:date>2014-12-01T14:41:03.320104325</dc:date>
    <meta:editing-duration>PT4H40M12S</meta:editing-duration>
    <meta:editing-cycles>412</meta:editing-cycles>
    <meta:generator>LibreOffice/4.2.7.2$Linux_X86_64 LibreOffice_project/420m0$Build-2</meta:generator>
    <meta:document-statistic meta:table-count="0" meta:image-count="0" meta:object-count="0" meta:page-count="11" meta:paragraph-count="118" meta:word-count="1961" meta:character-count="11921" meta:non-whitespace-character-count="10059"/>
  </office:meta>
</office:document-meta>
</file>